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-1.535" calcext:value-type="float">
            <text:p>-1.535</text:p>
          </table:table-cell>
          <table:table-cell office:value-type="float" office:value="65.7164" calcext:value-type="float">
            <text:p>65.7164</text:p>
          </table:table-cell>
          <table:table-cell table:formula="of:=[.B1]/2" office:value-type="float" office:value="32.8582" calcext:value-type="float">
            <text:p>32.8582</text:p>
          </table:table-cell>
        </table:table-row>
        <table:table-row table:style-name="ro1">
          <table:table-cell office:value-type="float" office:value="-1.525" calcext:value-type="float">
            <text:p>-1.525</text:p>
          </table:table-cell>
          <table:table-cell office:value-type="float" office:value="66.321066666667" calcext:value-type="float">
            <text:p>66.321066666667</text:p>
          </table:table-cell>
          <table:table-cell table:formula="of:=[.B2]/2" office:value-type="float" office:value="33.1605333333335" calcext:value-type="float">
            <text:p>33.1605333333335</text:p>
          </table:table-cell>
        </table:table-row>
        <table:table-row table:style-name="ro1">
          <table:table-cell office:value-type="float" office:value="-1.515" calcext:value-type="float">
            <text:p>-1.515</text:p>
          </table:table-cell>
          <table:table-cell office:value-type="float" office:value="66.204233333333" calcext:value-type="float">
            <text:p>66.204233333333</text:p>
          </table:table-cell>
          <table:table-cell table:formula="of:=[.B3]/2" office:value-type="float" office:value="33.1021166666665" calcext:value-type="float">
            <text:p>33.1021166666665</text:p>
          </table:table-cell>
        </table:table-row>
        <table:table-row table:style-name="ro1">
          <table:table-cell office:value-type="float" office:value="-1.505" calcext:value-type="float">
            <text:p>-1.505</text:p>
          </table:table-cell>
          <table:table-cell office:value-type="float" office:value="66.288133333333" calcext:value-type="float">
            <text:p>66.288133333333</text:p>
          </table:table-cell>
          <table:table-cell table:formula="of:=[.B4]/2" office:value-type="float" office:value="33.1440666666665" calcext:value-type="float">
            <text:p>33.1440666666665</text:p>
          </table:table-cell>
        </table:table-row>
        <table:table-row table:style-name="ro1">
          <table:table-cell office:value-type="float" office:value="-1.495" calcext:value-type="float">
            <text:p>-1.495</text:p>
          </table:table-cell>
          <table:table-cell office:value-type="float" office:value="66.466033333333" calcext:value-type="float">
            <text:p>66.466033333333</text:p>
          </table:table-cell>
          <table:table-cell table:formula="of:=[.B5]/2" office:value-type="float" office:value="33.2330166666665" calcext:value-type="float">
            <text:p>33.2330166666665</text:p>
          </table:table-cell>
        </table:table-row>
        <table:table-row table:style-name="ro1">
          <table:table-cell office:value-type="float" office:value="-1.485" calcext:value-type="float">
            <text:p>-1.485</text:p>
          </table:table-cell>
          <table:table-cell office:value-type="float" office:value="66.4275" calcext:value-type="float">
            <text:p>66.4275</text:p>
          </table:table-cell>
          <table:table-cell table:formula="of:=[.B6]/2" office:value-type="float" office:value="33.21375" calcext:value-type="float">
            <text:p>33.21375</text:p>
          </table:table-cell>
        </table:table-row>
        <table:table-row table:style-name="ro1">
          <table:table-cell office:value-type="float" office:value="-1.475" calcext:value-type="float">
            <text:p>-1.475</text:p>
          </table:table-cell>
          <table:table-cell office:value-type="float" office:value="66.2955" calcext:value-type="float">
            <text:p>66.2955</text:p>
          </table:table-cell>
          <table:table-cell table:formula="of:=[.B7]/2" office:value-type="float" office:value="33.14775" calcext:value-type="float">
            <text:p>33.14775</text:p>
          </table:table-cell>
        </table:table-row>
        <table:table-row table:style-name="ro1">
          <table:table-cell office:value-type="float" office:value="-1.465" calcext:value-type="float">
            <text:p>-1.465</text:p>
          </table:table-cell>
          <table:table-cell office:value-type="float" office:value="66.1887" calcext:value-type="float">
            <text:p>66.1887</text:p>
          </table:table-cell>
          <table:table-cell table:formula="of:=[.B8]/2" office:value-type="float" office:value="33.09435" calcext:value-type="float">
            <text:p>33.09435</text:p>
          </table:table-cell>
        </table:table-row>
        <table:table-row table:style-name="ro1">
          <table:table-cell office:value-type="float" office:value="-1.455" calcext:value-type="float">
            <text:p>-1.455</text:p>
          </table:table-cell>
          <table:table-cell office:value-type="float" office:value="66.210666666667" calcext:value-type="float">
            <text:p>66.210666666667</text:p>
          </table:table-cell>
          <table:table-cell table:formula="of:=[.B9]/2" office:value-type="float" office:value="33.1053333333335" calcext:value-type="float">
            <text:p>33.1053333333335</text:p>
          </table:table-cell>
        </table:table-row>
        <table:table-row table:style-name="ro1">
          <table:table-cell office:value-type="float" office:value="-1.445" calcext:value-type="float">
            <text:p>-1.445</text:p>
          </table:table-cell>
          <table:table-cell office:value-type="float" office:value="66.3884" calcext:value-type="float">
            <text:p>66.3884</text:p>
          </table:table-cell>
          <table:table-cell table:formula="of:=[.B10]/2" office:value-type="float" office:value="33.1942" calcext:value-type="float">
            <text:p>33.1942</text:p>
          </table:table-cell>
        </table:table-row>
        <table:table-row table:style-name="ro1">
          <table:table-cell office:value-type="float" office:value="-1.435" calcext:value-type="float">
            <text:p>-1.435</text:p>
          </table:table-cell>
          <table:table-cell office:value-type="float" office:value="66.4125" calcext:value-type="float">
            <text:p>66.4125</text:p>
          </table:table-cell>
          <table:table-cell table:formula="of:=[.B11]/2" office:value-type="float" office:value="33.20625" calcext:value-type="float">
            <text:p>33.20625</text:p>
          </table:table-cell>
        </table:table-row>
        <table:table-row table:style-name="ro1">
          <table:table-cell office:value-type="float" office:value="-1.425" calcext:value-type="float">
            <text:p>-1.425</text:p>
          </table:table-cell>
          <table:table-cell office:value-type="float" office:value="66.405166666667" calcext:value-type="float">
            <text:p>66.405166666667</text:p>
          </table:table-cell>
          <table:table-cell table:formula="of:=[.B12]/2" office:value-type="float" office:value="33.2025833333335" calcext:value-type="float">
            <text:p>33.2025833333335</text:p>
          </table:table-cell>
        </table:table-row>
        <table:table-row table:style-name="ro1">
          <table:table-cell office:value-type="float" office:value="-1.415" calcext:value-type="float">
            <text:p>-1.415</text:p>
          </table:table-cell>
          <table:table-cell office:value-type="float" office:value="66.2731" calcext:value-type="float">
            <text:p>66.2731</text:p>
          </table:table-cell>
          <table:table-cell table:formula="of:=[.B13]/2" office:value-type="float" office:value="33.13655" calcext:value-type="float">
            <text:p>33.13655</text:p>
          </table:table-cell>
        </table:table-row>
        <table:table-row table:style-name="ro1">
          <table:table-cell office:value-type="float" office:value="-1.405" calcext:value-type="float">
            <text:p>-1.405</text:p>
          </table:table-cell>
          <table:table-cell office:value-type="float" office:value="65.9139" calcext:value-type="float">
            <text:p>65.9139</text:p>
          </table:table-cell>
          <table:table-cell table:formula="of:=[.B14]/2" office:value-type="float" office:value="32.95695" calcext:value-type="float">
            <text:p>32.95695</text:p>
          </table:table-cell>
        </table:table-row>
        <table:table-row table:style-name="ro1">
          <table:table-cell office:value-type="float" office:value="-1.395" calcext:value-type="float">
            <text:p>-1.395</text:p>
          </table:table-cell>
          <table:table-cell office:value-type="float" office:value="65.923833333333" calcext:value-type="float">
            <text:p>65.923833333333</text:p>
          </table:table-cell>
          <table:table-cell table:formula="of:=[.B15]/2" office:value-type="float" office:value="32.9619166666665" calcext:value-type="float">
            <text:p>32.9619166666665</text:p>
          </table:table-cell>
        </table:table-row>
        <table:table-row table:style-name="ro1">
          <table:table-cell office:value-type="float" office:value="-1.385" calcext:value-type="float">
            <text:p>-1.385</text:p>
          </table:table-cell>
          <table:table-cell office:value-type="float" office:value="65.840633333333" calcext:value-type="float">
            <text:p>65.840633333333</text:p>
          </table:table-cell>
          <table:table-cell table:formula="of:=[.B16]/2" office:value-type="float" office:value="32.9203166666665" calcext:value-type="float">
            <text:p>32.9203166666665</text:p>
          </table:table-cell>
        </table:table-row>
        <table:table-row table:style-name="ro1">
          <table:table-cell office:value-type="float" office:value="-1.375" calcext:value-type="float">
            <text:p>-1.375</text:p>
          </table:table-cell>
          <table:table-cell office:value-type="float" office:value="65.766966666667" calcext:value-type="float">
            <text:p>65.766966666667</text:p>
          </table:table-cell>
          <table:table-cell table:formula="of:=[.B17]/2" office:value-type="float" office:value="32.8834833333335" calcext:value-type="float">
            <text:p>32.8834833333335</text:p>
          </table:table-cell>
        </table:table-row>
        <table:table-row table:style-name="ro1">
          <table:table-cell office:value-type="float" office:value="-1.365" calcext:value-type="float">
            <text:p>-1.365</text:p>
          </table:table-cell>
          <table:table-cell office:value-type="float" office:value="65.7297" calcext:value-type="float">
            <text:p>65.7297</text:p>
          </table:table-cell>
          <table:table-cell table:formula="of:=[.B18]/2" office:value-type="float" office:value="32.86485" calcext:value-type="float">
            <text:p>32.86485</text:p>
          </table:table-cell>
        </table:table-row>
        <table:table-row table:style-name="ro1">
          <table:table-cell office:value-type="float" office:value="-1.355" calcext:value-type="float">
            <text:p>-1.355</text:p>
          </table:table-cell>
          <table:table-cell office:value-type="float" office:value="65.807566666667" calcext:value-type="float">
            <text:p>65.807566666667</text:p>
          </table:table-cell>
          <table:table-cell table:formula="of:=[.B19]/2" office:value-type="float" office:value="32.9037833333335" calcext:value-type="float">
            <text:p>32.9037833333335</text:p>
          </table:table-cell>
        </table:table-row>
        <table:table-row table:style-name="ro1">
          <table:table-cell office:value-type="float" office:value="-1.345" calcext:value-type="float">
            <text:p>-1.345</text:p>
          </table:table-cell>
          <table:table-cell office:value-type="float" office:value="65.676566666667" calcext:value-type="float">
            <text:p>65.676566666667</text:p>
          </table:table-cell>
          <table:table-cell table:formula="of:=[.B20]/2" office:value-type="float" office:value="32.8382833333335" calcext:value-type="float">
            <text:p>32.8382833333335</text:p>
          </table:table-cell>
        </table:table-row>
        <table:table-row table:style-name="ro1">
          <table:table-cell office:value-type="float" office:value="-1.335" calcext:value-type="float">
            <text:p>-1.335</text:p>
          </table:table-cell>
          <table:table-cell office:value-type="float" office:value="65.519533333333" calcext:value-type="float">
            <text:p>65.519533333333</text:p>
          </table:table-cell>
          <table:table-cell table:formula="of:=[.B21]/2" office:value-type="float" office:value="32.7597666666665" calcext:value-type="float">
            <text:p>32.7597666666665</text:p>
          </table:table-cell>
        </table:table-row>
        <table:table-row table:style-name="ro1">
          <table:table-cell office:value-type="float" office:value="-1.325" calcext:value-type="float">
            <text:p>-1.325</text:p>
          </table:table-cell>
          <table:table-cell office:value-type="float" office:value="65.5042" calcext:value-type="float">
            <text:p>65.5042</text:p>
          </table:table-cell>
          <table:table-cell table:formula="of:=[.B22]/2" office:value-type="float" office:value="32.7521" calcext:value-type="float">
            <text:p>32.7521</text:p>
          </table:table-cell>
        </table:table-row>
        <table:table-row table:style-name="ro1">
          <table:table-cell office:value-type="float" office:value="-1.315" calcext:value-type="float">
            <text:p>-1.315</text:p>
          </table:table-cell>
          <table:table-cell office:value-type="float" office:value="65.6752" calcext:value-type="float">
            <text:p>65.6752</text:p>
          </table:table-cell>
          <table:table-cell table:formula="of:=[.B23]/2" office:value-type="float" office:value="32.8376" calcext:value-type="float">
            <text:p>32.8376</text:p>
          </table:table-cell>
        </table:table-row>
        <table:table-row table:style-name="ro1">
          <table:table-cell office:value-type="float" office:value="-1.305" calcext:value-type="float">
            <text:p>-1.305</text:p>
          </table:table-cell>
          <table:table-cell office:value-type="float" office:value="66.055666666667" calcext:value-type="float">
            <text:p>66.055666666667</text:p>
          </table:table-cell>
          <table:table-cell table:formula="of:=[.B24]/2" office:value-type="float" office:value="33.0278333333335" calcext:value-type="float">
            <text:p>33.0278333333335</text:p>
          </table:table-cell>
        </table:table-row>
        <table:table-row table:style-name="ro1">
          <table:table-cell office:value-type="float" office:value="-1.295" calcext:value-type="float">
            <text:p>-1.295</text:p>
          </table:table-cell>
          <table:table-cell office:value-type="float" office:value="66.3256" calcext:value-type="float">
            <text:p>66.3256</text:p>
          </table:table-cell>
          <table:table-cell table:formula="of:=[.B25]/2" office:value-type="float" office:value="33.1628" calcext:value-type="float">
            <text:p>33.1628</text:p>
          </table:table-cell>
        </table:table-row>
        <table:table-row table:style-name="ro1">
          <table:table-cell office:value-type="float" office:value="-1.285" calcext:value-type="float">
            <text:p>-1.285</text:p>
          </table:table-cell>
          <table:table-cell office:value-type="float" office:value="66.3291" calcext:value-type="float">
            <text:p>66.3291</text:p>
          </table:table-cell>
          <table:table-cell table:formula="of:=[.B26]/2" office:value-type="float" office:value="33.16455" calcext:value-type="float">
            <text:p>33.16455</text:p>
          </table:table-cell>
        </table:table-row>
        <table:table-row table:style-name="ro1">
          <table:table-cell office:value-type="float" office:value="-1.275" calcext:value-type="float">
            <text:p>-1.275</text:p>
          </table:table-cell>
          <table:table-cell office:value-type="float" office:value="66.7046" calcext:value-type="float">
            <text:p>66.7046</text:p>
          </table:table-cell>
          <table:table-cell table:formula="of:=[.B27]/2" office:value-type="float" office:value="33.3523" calcext:value-type="float">
            <text:p>33.3523</text:p>
          </table:table-cell>
        </table:table-row>
        <table:table-row table:style-name="ro1">
          <table:table-cell office:value-type="float" office:value="-1.265" calcext:value-type="float">
            <text:p>-1.265</text:p>
          </table:table-cell>
          <table:table-cell office:value-type="float" office:value="66.7772" calcext:value-type="float">
            <text:p>66.7772</text:p>
          </table:table-cell>
          <table:table-cell table:formula="of:=[.B28]/2" office:value-type="float" office:value="33.3886" calcext:value-type="float">
            <text:p>33.3886</text:p>
          </table:table-cell>
        </table:table-row>
        <table:table-row table:style-name="ro1">
          <table:table-cell office:value-type="float" office:value="-1.255" calcext:value-type="float">
            <text:p>-1.255</text:p>
          </table:table-cell>
          <table:table-cell office:value-type="float" office:value="66.7118" calcext:value-type="float">
            <text:p>66.7118</text:p>
          </table:table-cell>
          <table:table-cell table:formula="of:=[.B29]/2" office:value-type="float" office:value="33.3559" calcext:value-type="float">
            <text:p>33.3559</text:p>
          </table:table-cell>
        </table:table-row>
        <table:table-row table:style-name="ro1">
          <table:table-cell office:value-type="float" office:value="-1.245" calcext:value-type="float">
            <text:p>-1.245</text:p>
          </table:table-cell>
          <table:table-cell office:value-type="float" office:value="66.443066666667" calcext:value-type="float">
            <text:p>66.443066666667</text:p>
          </table:table-cell>
          <table:table-cell table:formula="of:=[.B30]/2" office:value-type="float" office:value="33.2215333333335" calcext:value-type="float">
            <text:p>33.2215333333335</text:p>
          </table:table-cell>
        </table:table-row>
        <table:table-row table:style-name="ro1">
          <table:table-cell office:value-type="float" office:value="-1.235" calcext:value-type="float">
            <text:p>-1.235</text:p>
          </table:table-cell>
          <table:table-cell office:value-type="float" office:value="66.366433333333" calcext:value-type="float">
            <text:p>66.366433333333</text:p>
          </table:table-cell>
          <table:table-cell table:formula="of:=[.B31]/2" office:value-type="float" office:value="33.1832166666665" calcext:value-type="float">
            <text:p>33.1832166666665</text:p>
          </table:table-cell>
        </table:table-row>
        <table:table-row table:style-name="ro1">
          <table:table-cell office:value-type="float" office:value="-1.225" calcext:value-type="float">
            <text:p>-1.225</text:p>
          </table:table-cell>
          <table:table-cell office:value-type="float" office:value="66.4914" calcext:value-type="float">
            <text:p>66.4914</text:p>
          </table:table-cell>
          <table:table-cell table:formula="of:=[.B32]/2" office:value-type="float" office:value="33.2457" calcext:value-type="float">
            <text:p>33.2457</text:p>
          </table:table-cell>
        </table:table-row>
        <table:table-row table:style-name="ro1">
          <table:table-cell office:value-type="float" office:value="-1.215" calcext:value-type="float">
            <text:p>-1.215</text:p>
          </table:table-cell>
          <table:table-cell office:value-type="float" office:value="66.492433333333" calcext:value-type="float">
            <text:p>66.492433333333</text:p>
          </table:table-cell>
          <table:table-cell table:formula="of:=[.B33]/2" office:value-type="float" office:value="33.2462166666665" calcext:value-type="float">
            <text:p>33.2462166666665</text:p>
          </table:table-cell>
        </table:table-row>
        <table:table-row table:style-name="ro1">
          <table:table-cell office:value-type="float" office:value="-1.205" calcext:value-type="float">
            <text:p>-1.205</text:p>
          </table:table-cell>
          <table:table-cell office:value-type="float" office:value="66.5016" calcext:value-type="float">
            <text:p>66.5016</text:p>
          </table:table-cell>
          <table:table-cell table:formula="of:=[.B34]/2" office:value-type="float" office:value="33.2508" calcext:value-type="float">
            <text:p>33.2508</text:p>
          </table:table-cell>
        </table:table-row>
        <table:table-row table:style-name="ro1">
          <table:table-cell office:value-type="float" office:value="-1.195" calcext:value-type="float">
            <text:p>-1.195</text:p>
          </table:table-cell>
          <table:table-cell office:value-type="float" office:value="66.498966666667" calcext:value-type="float">
            <text:p>66.498966666667</text:p>
          </table:table-cell>
          <table:table-cell table:formula="of:=[.B35]/2" office:value-type="float" office:value="33.2494833333335" calcext:value-type="float">
            <text:p>33.2494833333335</text:p>
          </table:table-cell>
        </table:table-row>
        <table:table-row table:style-name="ro1">
          <table:table-cell office:value-type="float" office:value="-1.185" calcext:value-type="float">
            <text:p>-1.185</text:p>
          </table:table-cell>
          <table:table-cell office:value-type="float" office:value="66.4678" calcext:value-type="float">
            <text:p>66.4678</text:p>
          </table:table-cell>
          <table:table-cell table:formula="of:=[.B36]/2" office:value-type="float" office:value="33.2339" calcext:value-type="float">
            <text:p>33.2339</text:p>
          </table:table-cell>
        </table:table-row>
        <table:table-row table:style-name="ro1">
          <table:table-cell office:value-type="float" office:value="-1.175" calcext:value-type="float">
            <text:p>-1.175</text:p>
          </table:table-cell>
          <table:table-cell office:value-type="float" office:value="66.0431" calcext:value-type="float">
            <text:p>66.0431</text:p>
          </table:table-cell>
          <table:table-cell table:formula="of:=[.B37]/2" office:value-type="float" office:value="33.02155" calcext:value-type="float">
            <text:p>33.02155</text:p>
          </table:table-cell>
        </table:table-row>
        <table:table-row table:style-name="ro1">
          <table:table-cell office:value-type="float" office:value="-1.165" calcext:value-type="float">
            <text:p>-1.165</text:p>
          </table:table-cell>
          <table:table-cell office:value-type="float" office:value="65.7035" calcext:value-type="float">
            <text:p>65.7035</text:p>
          </table:table-cell>
          <table:table-cell table:formula="of:=[.B38]/2" office:value-type="float" office:value="32.85175" calcext:value-type="float">
            <text:p>32.85175</text:p>
          </table:table-cell>
        </table:table-row>
        <table:table-row table:style-name="ro1">
          <table:table-cell office:value-type="float" office:value="-1.155" calcext:value-type="float">
            <text:p>-1.155</text:p>
          </table:table-cell>
          <table:table-cell office:value-type="float" office:value="65.387166666667" calcext:value-type="float">
            <text:p>65.387166666667</text:p>
          </table:table-cell>
          <table:table-cell table:formula="of:=[.B39]/2" office:value-type="float" office:value="32.6935833333335" calcext:value-type="float">
            <text:p>32.6935833333335</text:p>
          </table:table-cell>
        </table:table-row>
        <table:table-row table:style-name="ro1">
          <table:table-cell office:value-type="float" office:value="-1.145" calcext:value-type="float">
            <text:p>-1.145</text:p>
          </table:table-cell>
          <table:table-cell office:value-type="float" office:value="65.3724" calcext:value-type="float">
            <text:p>65.3724</text:p>
          </table:table-cell>
          <table:table-cell table:formula="of:=[.B40]/2" office:value-type="float" office:value="32.6862" calcext:value-type="float">
            <text:p>32.6862</text:p>
          </table:table-cell>
        </table:table-row>
        <table:table-row table:style-name="ro1">
          <table:table-cell office:value-type="float" office:value="-1.135" calcext:value-type="float">
            <text:p>-1.135</text:p>
          </table:table-cell>
          <table:table-cell office:value-type="float" office:value="65.660833333333" calcext:value-type="float">
            <text:p>65.660833333333</text:p>
          </table:table-cell>
          <table:table-cell table:formula="of:=[.B41]/2" office:value-type="float" office:value="32.8304166666665" calcext:value-type="float">
            <text:p>32.8304166666665</text:p>
          </table:table-cell>
        </table:table-row>
        <table:table-row table:style-name="ro1">
          <table:table-cell office:value-type="float" office:value="-1.125" calcext:value-type="float">
            <text:p>-1.125</text:p>
          </table:table-cell>
          <table:table-cell office:value-type="float" office:value="65.6749" calcext:value-type="float">
            <text:p>65.6749</text:p>
          </table:table-cell>
          <table:table-cell table:formula="of:=[.B42]/2" office:value-type="float" office:value="32.83745" calcext:value-type="float">
            <text:p>32.83745</text:p>
          </table:table-cell>
        </table:table-row>
        <table:table-row table:style-name="ro1">
          <table:table-cell office:value-type="float" office:value="-1.115" calcext:value-type="float">
            <text:p>-1.115</text:p>
          </table:table-cell>
          <table:table-cell office:value-type="float" office:value="65.7984" calcext:value-type="float">
            <text:p>65.7984</text:p>
          </table:table-cell>
          <table:table-cell table:formula="of:=[.B43]/2" office:value-type="float" office:value="32.8992" calcext:value-type="float">
            <text:p>32.8992</text:p>
          </table:table-cell>
        </table:table-row>
        <table:table-row table:style-name="ro1">
          <table:table-cell office:value-type="float" office:value="-1.105" calcext:value-type="float">
            <text:p>-1.105</text:p>
          </table:table-cell>
          <table:table-cell office:value-type="float" office:value="65.768033333333" calcext:value-type="float">
            <text:p>65.768033333333</text:p>
          </table:table-cell>
          <table:table-cell table:formula="of:=[.B44]/2" office:value-type="float" office:value="32.8840166666665" calcext:value-type="float">
            <text:p>32.8840166666665</text:p>
          </table:table-cell>
        </table:table-row>
        <table:table-row table:style-name="ro1">
          <table:table-cell office:value-type="float" office:value="-1.095" calcext:value-type="float">
            <text:p>-1.095</text:p>
          </table:table-cell>
          <table:table-cell office:value-type="float" office:value="66.269133333333" calcext:value-type="float">
            <text:p>66.269133333333</text:p>
          </table:table-cell>
          <table:table-cell table:formula="of:=[.B45]/2" office:value-type="float" office:value="33.1345666666665" calcext:value-type="float">
            <text:p>33.1345666666665</text:p>
          </table:table-cell>
        </table:table-row>
        <table:table-row table:style-name="ro1">
          <table:table-cell office:value-type="float" office:value="-1.085" calcext:value-type="float">
            <text:p>-1.085</text:p>
          </table:table-cell>
          <table:table-cell office:value-type="float" office:value="66.375966666667" calcext:value-type="float">
            <text:p>66.375966666667</text:p>
          </table:table-cell>
          <table:table-cell table:formula="of:=[.B46]/2" office:value-type="float" office:value="33.1879833333335" calcext:value-type="float">
            <text:p>33.1879833333335</text:p>
          </table:table-cell>
        </table:table-row>
        <table:table-row table:style-name="ro1">
          <table:table-cell office:value-type="float" office:value="-1.075" calcext:value-type="float">
            <text:p>-1.075</text:p>
          </table:table-cell>
          <table:table-cell office:value-type="float" office:value="66.1851" calcext:value-type="float">
            <text:p>66.1851</text:p>
          </table:table-cell>
          <table:table-cell table:formula="of:=[.B47]/2" office:value-type="float" office:value="33.09255" calcext:value-type="float">
            <text:p>33.09255</text:p>
          </table:table-cell>
        </table:table-row>
        <table:table-row table:style-name="ro1">
          <table:table-cell office:value-type="float" office:value="-1.065" calcext:value-type="float">
            <text:p>-1.065</text:p>
          </table:table-cell>
          <table:table-cell office:value-type="float" office:value="66.306066666667" calcext:value-type="float">
            <text:p>66.306066666667</text:p>
          </table:table-cell>
          <table:table-cell table:formula="of:=[.B48]/2" office:value-type="float" office:value="33.1530333333335" calcext:value-type="float">
            <text:p>33.1530333333335</text:p>
          </table:table-cell>
        </table:table-row>
        <table:table-row table:style-name="ro1">
          <table:table-cell office:value-type="float" office:value="-1.055" calcext:value-type="float">
            <text:p>-1.055</text:p>
          </table:table-cell>
          <table:table-cell office:value-type="float" office:value="66.460333333333" calcext:value-type="float">
            <text:p>66.460333333333</text:p>
          </table:table-cell>
          <table:table-cell table:formula="of:=[.B49]/2" office:value-type="float" office:value="33.2301666666665" calcext:value-type="float">
            <text:p>33.2301666666665</text:p>
          </table:table-cell>
        </table:table-row>
        <table:table-row table:style-name="ro1">
          <table:table-cell office:value-type="float" office:value="-1.045" calcext:value-type="float">
            <text:p>-1.045</text:p>
          </table:table-cell>
          <table:table-cell office:value-type="float" office:value="66.341633333333" calcext:value-type="float">
            <text:p>66.341633333333</text:p>
          </table:table-cell>
          <table:table-cell table:formula="of:=[.B50]/2" office:value-type="float" office:value="33.1708166666665" calcext:value-type="float">
            <text:p>33.1708166666665</text:p>
          </table:table-cell>
        </table:table-row>
        <table:table-row table:style-name="ro1">
          <table:table-cell office:value-type="float" office:value="-1.035" calcext:value-type="float">
            <text:p>-1.035</text:p>
          </table:table-cell>
          <table:table-cell office:value-type="float" office:value="66.692733333333" calcext:value-type="float">
            <text:p>66.692733333333</text:p>
          </table:table-cell>
          <table:table-cell table:formula="of:=[.B51]/2" office:value-type="float" office:value="33.3463666666665" calcext:value-type="float">
            <text:p>33.3463666666665</text:p>
          </table:table-cell>
        </table:table-row>
        <table:table-row table:style-name="ro1">
          <table:table-cell office:value-type="float" office:value="-1.025" calcext:value-type="float">
            <text:p>-1.025</text:p>
          </table:table-cell>
          <table:table-cell office:value-type="float" office:value="66.5592" calcext:value-type="float">
            <text:p>66.5592</text:p>
          </table:table-cell>
          <table:table-cell table:formula="of:=[.B52]/2" office:value-type="float" office:value="33.2796" calcext:value-type="float">
            <text:p>33.2796</text:p>
          </table:table-cell>
        </table:table-row>
        <table:table-row table:style-name="ro1">
          <table:table-cell office:value-type="float" office:value="-1.015" calcext:value-type="float">
            <text:p>-1.015</text:p>
          </table:table-cell>
          <table:table-cell office:value-type="float" office:value="66.2648" calcext:value-type="float">
            <text:p>66.2648</text:p>
          </table:table-cell>
          <table:table-cell table:formula="of:=[.B53]/2" office:value-type="float" office:value="33.1324" calcext:value-type="float">
            <text:p>33.1324</text:p>
          </table:table-cell>
        </table:table-row>
        <table:table-row table:style-name="ro1">
          <table:table-cell office:value-type="float" office:value="-1.005" calcext:value-type="float">
            <text:p>-1.005</text:p>
          </table:table-cell>
          <table:table-cell office:value-type="float" office:value="66.397266666667" calcext:value-type="float">
            <text:p>66.397266666667</text:p>
          </table:table-cell>
          <table:table-cell table:formula="of:=[.B54]/2" office:value-type="float" office:value="33.1986333333335" calcext:value-type="float">
            <text:p>33.1986333333335</text:p>
          </table:table-cell>
        </table:table-row>
        <table:table-row table:style-name="ro1">
          <table:table-cell office:value-type="float" office:value="-0.995" calcext:value-type="float">
            <text:p>-0.995</text:p>
          </table:table-cell>
          <table:table-cell office:value-type="float" office:value="66.507933333333" calcext:value-type="float">
            <text:p>66.507933333333</text:p>
          </table:table-cell>
          <table:table-cell table:formula="of:=[.B55]/2" office:value-type="float" office:value="33.2539666666665" calcext:value-type="float">
            <text:p>33.2539666666665</text:p>
          </table:table-cell>
        </table:table-row>
        <table:table-row table:style-name="ro1">
          <table:table-cell office:value-type="float" office:value="-0.985" calcext:value-type="float">
            <text:p>-0.985</text:p>
          </table:table-cell>
          <table:table-cell office:value-type="float" office:value="66.4488" calcext:value-type="float">
            <text:p>66.4488</text:p>
          </table:table-cell>
          <table:table-cell table:formula="of:=[.B56]/2" office:value-type="float" office:value="33.2244" calcext:value-type="float">
            <text:p>33.2244</text:p>
          </table:table-cell>
        </table:table-row>
        <table:table-row table:style-name="ro1">
          <table:table-cell office:value-type="float" office:value="-0.975" calcext:value-type="float">
            <text:p>-0.975</text:p>
          </table:table-cell>
          <table:table-cell office:value-type="float" office:value="66.5454" calcext:value-type="float">
            <text:p>66.5454</text:p>
          </table:table-cell>
          <table:table-cell table:formula="of:=[.B57]/2" office:value-type="float" office:value="33.2727" calcext:value-type="float">
            <text:p>33.2727</text:p>
          </table:table-cell>
        </table:table-row>
        <table:table-row table:style-name="ro1">
          <table:table-cell office:value-type="float" office:value="-0.965" calcext:value-type="float">
            <text:p>-0.965</text:p>
          </table:table-cell>
          <table:table-cell office:value-type="float" office:value="66.357833333333" calcext:value-type="float">
            <text:p>66.357833333333</text:p>
          </table:table-cell>
          <table:table-cell table:formula="of:=[.B58]/2" office:value-type="float" office:value="33.1789166666665" calcext:value-type="float">
            <text:p>33.1789166666665</text:p>
          </table:table-cell>
        </table:table-row>
        <table:table-row table:style-name="ro1">
          <table:table-cell office:value-type="float" office:value="-0.955" calcext:value-type="float">
            <text:p>-0.955</text:p>
          </table:table-cell>
          <table:table-cell office:value-type="float" office:value="66.0593" calcext:value-type="float">
            <text:p>66.0593</text:p>
          </table:table-cell>
          <table:table-cell table:formula="of:=[.B59]/2" office:value-type="float" office:value="33.02965" calcext:value-type="float">
            <text:p>33.02965</text:p>
          </table:table-cell>
        </table:table-row>
        <table:table-row table:style-name="ro1">
          <table:table-cell office:value-type="float" office:value="-0.945" calcext:value-type="float">
            <text:p>-0.945</text:p>
          </table:table-cell>
          <table:table-cell office:value-type="float" office:value="65.870166666667" calcext:value-type="float">
            <text:p>65.870166666667</text:p>
          </table:table-cell>
          <table:table-cell table:formula="of:=[.B60]/2" office:value-type="float" office:value="32.9350833333335" calcext:value-type="float">
            <text:p>32.9350833333335</text:p>
          </table:table-cell>
        </table:table-row>
        <table:table-row table:style-name="ro1">
          <table:table-cell office:value-type="float" office:value="-0.935" calcext:value-type="float">
            <text:p>-0.935</text:p>
          </table:table-cell>
          <table:table-cell office:value-type="float" office:value="65.827266666667" calcext:value-type="float">
            <text:p>65.827266666667</text:p>
          </table:table-cell>
          <table:table-cell table:formula="of:=[.B61]/2" office:value-type="float" office:value="32.9136333333335" calcext:value-type="float">
            <text:p>32.9136333333335</text:p>
          </table:table-cell>
        </table:table-row>
        <table:table-row table:style-name="ro1">
          <table:table-cell office:value-type="float" office:value="-0.925" calcext:value-type="float">
            <text:p>-0.925</text:p>
          </table:table-cell>
          <table:table-cell office:value-type="float" office:value="65.746933333333" calcext:value-type="float">
            <text:p>65.746933333333</text:p>
          </table:table-cell>
          <table:table-cell table:formula="of:=[.B62]/2" office:value-type="float" office:value="32.8734666666665" calcext:value-type="float">
            <text:p>32.8734666666665</text:p>
          </table:table-cell>
        </table:table-row>
        <table:table-row table:style-name="ro1">
          <table:table-cell office:value-type="float" office:value="-0.915" calcext:value-type="float">
            <text:p>-0.915</text:p>
          </table:table-cell>
          <table:table-cell office:value-type="float" office:value="65.647633333333" calcext:value-type="float">
            <text:p>65.647633333333</text:p>
          </table:table-cell>
          <table:table-cell table:formula="of:=[.B63]/2" office:value-type="float" office:value="32.8238166666665" calcext:value-type="float">
            <text:p>32.8238166666665</text:p>
          </table:table-cell>
        </table:table-row>
        <table:table-row table:style-name="ro1">
          <table:table-cell office:value-type="float" office:value="-0.905" calcext:value-type="float">
            <text:p>-0.905</text:p>
          </table:table-cell>
          <table:table-cell office:value-type="float" office:value="65.628133333333" calcext:value-type="float">
            <text:p>65.628133333333</text:p>
          </table:table-cell>
          <table:table-cell table:formula="of:=[.B64]/2" office:value-type="float" office:value="32.8140666666665" calcext:value-type="float">
            <text:p>32.8140666666665</text:p>
          </table:table-cell>
        </table:table-row>
        <table:table-row table:style-name="ro1">
          <table:table-cell office:value-type="float" office:value="-0.895" calcext:value-type="float">
            <text:p>-0.895</text:p>
          </table:table-cell>
          <table:table-cell office:value-type="float" office:value="65.842766666667" calcext:value-type="float">
            <text:p>65.842766666667</text:p>
          </table:table-cell>
          <table:table-cell table:formula="of:=[.B65]/2" office:value-type="float" office:value="32.9213833333335" calcext:value-type="float">
            <text:p>32.9213833333335</text:p>
          </table:table-cell>
        </table:table-row>
        <table:table-row table:style-name="ro1">
          <table:table-cell office:value-type="float" office:value="-0.885" calcext:value-type="float">
            <text:p>-0.885</text:p>
          </table:table-cell>
          <table:table-cell office:value-type="float" office:value="65.819933333333" calcext:value-type="float">
            <text:p>65.819933333333</text:p>
          </table:table-cell>
          <table:table-cell table:formula="of:=[.B66]/2" office:value-type="float" office:value="32.9099666666665" calcext:value-type="float">
            <text:p>32.9099666666665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65.7942" calcext:value-type="float">
            <text:p>65.7942</text:p>
          </table:table-cell>
          <table:table-cell table:formula="of:=[.B67]/2" office:value-type="float" office:value="32.8971" calcext:value-type="float">
            <text:p>32.8971</text:p>
          </table:table-cell>
        </table:table-row>
        <table:table-row table:style-name="ro1">
          <table:table-cell office:value-type="float" office:value="-0.865" calcext:value-type="float">
            <text:p>-0.865</text:p>
          </table:table-cell>
          <table:table-cell office:value-type="float" office:value="65.857333333333" calcext:value-type="float">
            <text:p>65.857333333333</text:p>
          </table:table-cell>
          <table:table-cell table:formula="of:=[.B68]/2" office:value-type="float" office:value="32.9286666666665" calcext:value-type="float">
            <text:p>32.9286666666665</text:p>
          </table:table-cell>
        </table:table-row>
        <table:table-row table:style-name="ro1">
          <table:table-cell office:value-type="float" office:value="-0.855" calcext:value-type="float">
            <text:p>-0.855</text:p>
          </table:table-cell>
          <table:table-cell office:value-type="float" office:value="66.0543" calcext:value-type="float">
            <text:p>66.0543</text:p>
          </table:table-cell>
          <table:table-cell table:formula="of:=[.B69]/2" office:value-type="float" office:value="33.02715" calcext:value-type="float">
            <text:p>33.02715</text:p>
          </table:table-cell>
        </table:table-row>
        <table:table-row table:style-name="ro1">
          <table:table-cell office:value-type="float" office:value="-0.845" calcext:value-type="float">
            <text:p>-0.845</text:p>
          </table:table-cell>
          <table:table-cell office:value-type="float" office:value="65.9894" calcext:value-type="float">
            <text:p>65.9894</text:p>
          </table:table-cell>
          <table:table-cell table:formula="of:=[.B70]/2" office:value-type="float" office:value="32.9947" calcext:value-type="float">
            <text:p>32.9947</text:p>
          </table:table-cell>
        </table:table-row>
        <table:table-row table:style-name="ro1">
          <table:table-cell office:value-type="float" office:value="-0.835" calcext:value-type="float">
            <text:p>-0.835</text:p>
          </table:table-cell>
          <table:table-cell office:value-type="float" office:value="66.1335" calcext:value-type="float">
            <text:p>66.1335</text:p>
          </table:table-cell>
          <table:table-cell table:formula="of:=[.B71]/2" office:value-type="float" office:value="33.06675" calcext:value-type="float">
            <text:p>33.06675</text:p>
          </table:table-cell>
        </table:table-row>
        <table:table-row table:style-name="ro1">
          <table:table-cell office:value-type="float" office:value="-0.825" calcext:value-type="float">
            <text:p>-0.825</text:p>
          </table:table-cell>
          <table:table-cell office:value-type="float" office:value="66.3242" calcext:value-type="float">
            <text:p>66.3242</text:p>
          </table:table-cell>
          <table:table-cell table:formula="of:=[.B72]/2" office:value-type="float" office:value="33.1621" calcext:value-type="float">
            <text:p>33.1621</text:p>
          </table:table-cell>
        </table:table-row>
        <table:table-row table:style-name="ro1">
          <table:table-cell office:value-type="float" office:value="-0.815" calcext:value-type="float">
            <text:p>-0.815</text:p>
          </table:table-cell>
          <table:table-cell office:value-type="float" office:value="66.5642" calcext:value-type="float">
            <text:p>66.5642</text:p>
          </table:table-cell>
          <table:table-cell table:formula="of:=[.B73]/2" office:value-type="float" office:value="33.2821" calcext:value-type="float">
            <text:p>33.2821</text:p>
          </table:table-cell>
        </table:table-row>
        <table:table-row table:style-name="ro1">
          <table:table-cell office:value-type="float" office:value="-0.805" calcext:value-type="float">
            <text:p>-0.805</text:p>
          </table:table-cell>
          <table:table-cell office:value-type="float" office:value="66.495833333333" calcext:value-type="float">
            <text:p>66.495833333333</text:p>
          </table:table-cell>
          <table:table-cell table:formula="of:=[.B74]/2" office:value-type="float" office:value="33.2479166666665" calcext:value-type="float">
            <text:p>33.2479166666665</text:p>
          </table:table-cell>
        </table:table-row>
        <table:table-row table:style-name="ro1">
          <table:table-cell office:value-type="float" office:value="-0.795" calcext:value-type="float">
            <text:p>-0.795</text:p>
          </table:table-cell>
          <table:table-cell office:value-type="float" office:value="66.4445" calcext:value-type="float">
            <text:p>66.4445</text:p>
          </table:table-cell>
          <table:table-cell table:formula="of:=[.B75]/2" office:value-type="float" office:value="33.22225" calcext:value-type="float">
            <text:p>33.22225</text:p>
          </table:table-cell>
        </table:table-row>
        <table:table-row table:style-name="ro1">
          <table:table-cell office:value-type="float" office:value="-0.785" calcext:value-type="float">
            <text:p>-0.785</text:p>
          </table:table-cell>
          <table:table-cell office:value-type="float" office:value="66.357633333333" calcext:value-type="float">
            <text:p>66.357633333333</text:p>
          </table:table-cell>
          <table:table-cell table:formula="of:=[.B76]/2" office:value-type="float" office:value="33.1788166666665" calcext:value-type="float">
            <text:p>33.1788166666665</text:p>
          </table:table-cell>
        </table:table-row>
        <table:table-row table:style-name="ro1">
          <table:table-cell office:value-type="float" office:value="-0.775" calcext:value-type="float">
            <text:p>-0.775</text:p>
          </table:table-cell>
          <table:table-cell office:value-type="float" office:value="66.467066666667" calcext:value-type="float">
            <text:p>66.467066666667</text:p>
          </table:table-cell>
          <table:table-cell table:formula="of:=[.B77]/2" office:value-type="float" office:value="33.2335333333335" calcext:value-type="float">
            <text:p>33.2335333333335</text:p>
          </table:table-cell>
        </table:table-row>
        <table:table-row table:style-name="ro1">
          <table:table-cell office:value-type="float" office:value="-0.765" calcext:value-type="float">
            <text:p>-0.765</text:p>
          </table:table-cell>
          <table:table-cell office:value-type="float" office:value="66.503666666667" calcext:value-type="float">
            <text:p>66.503666666667</text:p>
          </table:table-cell>
          <table:table-cell table:formula="of:=[.B78]/2" office:value-type="float" office:value="33.2518333333335" calcext:value-type="float">
            <text:p>33.2518333333335</text:p>
          </table:table-cell>
        </table:table-row>
        <table:table-row table:style-name="ro1">
          <table:table-cell office:value-type="float" office:value="-0.755" calcext:value-type="float">
            <text:p>-0.755</text:p>
          </table:table-cell>
          <table:table-cell office:value-type="float" office:value="66.2577" calcext:value-type="float">
            <text:p>66.2577</text:p>
          </table:table-cell>
          <table:table-cell table:formula="of:=[.B79]/2" office:value-type="float" office:value="33.12885" calcext:value-type="float">
            <text:p>33.12885</text:p>
          </table:table-cell>
        </table:table-row>
        <table:table-row table:style-name="ro1">
          <table:table-cell office:value-type="float" office:value="-0.745" calcext:value-type="float">
            <text:p>-0.745</text:p>
          </table:table-cell>
          <table:table-cell office:value-type="float" office:value="66.129" calcext:value-type="float">
            <text:p>66.129</text:p>
          </table:table-cell>
          <table:table-cell table:formula="of:=[.B80]/2" office:value-type="float" office:value="33.0645" calcext:value-type="float">
            <text:p>33.0645</text:p>
          </table:table-cell>
        </table:table-row>
        <table:table-row table:style-name="ro1">
          <table:table-cell office:value-type="float" office:value="-0.735" calcext:value-type="float">
            <text:p>-0.735</text:p>
          </table:table-cell>
          <table:table-cell office:value-type="float" office:value="65.967566666667" calcext:value-type="float">
            <text:p>65.967566666667</text:p>
          </table:table-cell>
          <table:table-cell table:formula="of:=[.B81]/2" office:value-type="float" office:value="32.9837833333335" calcext:value-type="float">
            <text:p>32.9837833333335</text:p>
          </table:table-cell>
        </table:table-row>
        <table:table-row table:style-name="ro1">
          <table:table-cell office:value-type="float" office:value="-0.725" calcext:value-type="float">
            <text:p>-0.725</text:p>
          </table:table-cell>
          <table:table-cell office:value-type="float" office:value="65.6742" calcext:value-type="float">
            <text:p>65.6742</text:p>
          </table:table-cell>
          <table:table-cell table:formula="of:=[.B82]/2" office:value-type="float" office:value="32.8371" calcext:value-type="float">
            <text:p>32.8371</text:p>
          </table:table-cell>
        </table:table-row>
        <table:table-row table:style-name="ro1">
          <table:table-cell office:value-type="float" office:value="-0.715" calcext:value-type="float">
            <text:p>-0.715</text:p>
          </table:table-cell>
          <table:table-cell office:value-type="float" office:value="65.809566666667" calcext:value-type="float">
            <text:p>65.809566666667</text:p>
          </table:table-cell>
          <table:table-cell table:formula="of:=[.B83]/2" office:value-type="float" office:value="32.9047833333335" calcext:value-type="float">
            <text:p>32.9047833333335</text:p>
          </table:table-cell>
        </table:table-row>
        <table:table-row table:style-name="ro1">
          <table:table-cell office:value-type="float" office:value="-0.705" calcext:value-type="float">
            <text:p>-0.705</text:p>
          </table:table-cell>
          <table:table-cell office:value-type="float" office:value="65.9218" calcext:value-type="float">
            <text:p>65.9218</text:p>
          </table:table-cell>
          <table:table-cell table:formula="of:=[.B84]/2" office:value-type="float" office:value="32.9609" calcext:value-type="float">
            <text:p>32.9609</text:p>
          </table:table-cell>
        </table:table-row>
        <table:table-row table:style-name="ro1">
          <table:table-cell office:value-type="float" office:value="-0.695" calcext:value-type="float">
            <text:p>-0.695</text:p>
          </table:table-cell>
          <table:table-cell office:value-type="float" office:value="66.144666666667" calcext:value-type="float">
            <text:p>66.144666666667</text:p>
          </table:table-cell>
          <table:table-cell table:formula="of:=[.B85]/2" office:value-type="float" office:value="33.0723333333335" calcext:value-type="float">
            <text:p>33.0723333333335</text:p>
          </table:table-cell>
        </table:table-row>
        <table:table-row table:style-name="ro1">
          <table:table-cell office:value-type="float" office:value="-0.685" calcext:value-type="float">
            <text:p>-0.685</text:p>
          </table:table-cell>
          <table:table-cell office:value-type="float" office:value="66.0977" calcext:value-type="float">
            <text:p>66.0977</text:p>
          </table:table-cell>
          <table:table-cell table:formula="of:=[.B86]/2" office:value-type="float" office:value="33.04885" calcext:value-type="float">
            <text:p>33.04885</text:p>
          </table:table-cell>
        </table:table-row>
        <table:table-row table:style-name="ro1">
          <table:table-cell office:value-type="float" office:value="-0.675" calcext:value-type="float">
            <text:p>-0.675</text:p>
          </table:table-cell>
          <table:table-cell office:value-type="float" office:value="66.247633333333" calcext:value-type="float">
            <text:p>66.247633333333</text:p>
          </table:table-cell>
          <table:table-cell table:formula="of:=[.B87]/2" office:value-type="float" office:value="33.1238166666665" calcext:value-type="float">
            <text:p>33.1238166666665</text:p>
          </table:table-cell>
        </table:table-row>
        <table:table-row table:style-name="ro1">
          <table:table-cell office:value-type="float" office:value="-0.665" calcext:value-type="float">
            <text:p>-0.665</text:p>
          </table:table-cell>
          <table:table-cell office:value-type="float" office:value="66.353333333333" calcext:value-type="float">
            <text:p>66.353333333333</text:p>
          </table:table-cell>
          <table:table-cell table:formula="of:=[.B88]/2" office:value-type="float" office:value="33.1766666666665" calcext:value-type="float">
            <text:p>33.1766666666665</text:p>
          </table:table-cell>
        </table:table-row>
        <table:table-row table:style-name="ro1">
          <table:table-cell office:value-type="float" office:value="-0.655" calcext:value-type="float">
            <text:p>-0.655</text:p>
          </table:table-cell>
          <table:table-cell office:value-type="float" office:value="66.516233333333" calcext:value-type="float">
            <text:p>66.516233333333</text:p>
          </table:table-cell>
          <table:table-cell table:formula="of:=[.B89]/2" office:value-type="float" office:value="33.2581166666665" calcext:value-type="float">
            <text:p>33.2581166666665</text:p>
          </table:table-cell>
        </table:table-row>
        <table:table-row table:style-name="ro1">
          <table:table-cell office:value-type="float" office:value="-0.645" calcext:value-type="float">
            <text:p>-0.645</text:p>
          </table:table-cell>
          <table:table-cell office:value-type="float" office:value="66.2256" calcext:value-type="float">
            <text:p>66.2256</text:p>
          </table:table-cell>
          <table:table-cell table:formula="of:=[.B90]/2" office:value-type="float" office:value="33.1128" calcext:value-type="float">
            <text:p>33.1128</text:p>
          </table:table-cell>
        </table:table-row>
        <table:table-row table:style-name="ro1">
          <table:table-cell office:value-type="float" office:value="-0.635" calcext:value-type="float">
            <text:p>-0.635</text:p>
          </table:table-cell>
          <table:table-cell office:value-type="float" office:value="66.715333333333" calcext:value-type="float">
            <text:p>66.715333333333</text:p>
          </table:table-cell>
          <table:table-cell table:formula="of:=[.B91]/2" office:value-type="float" office:value="33.3576666666665" calcext:value-type="float">
            <text:p>33.3576666666665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66.5515" calcext:value-type="float">
            <text:p>66.5515</text:p>
          </table:table-cell>
          <table:table-cell table:formula="of:=[.B92]/2" office:value-type="float" office:value="33.27575" calcext:value-type="float">
            <text:p>33.27575</text:p>
          </table:table-cell>
        </table:table-row>
        <table:table-row table:style-name="ro1">
          <table:table-cell office:value-type="float" office:value="-0.615" calcext:value-type="float">
            <text:p>-0.615</text:p>
          </table:table-cell>
          <table:table-cell office:value-type="float" office:value="66.524633333333" calcext:value-type="float">
            <text:p>66.524633333333</text:p>
          </table:table-cell>
          <table:table-cell table:formula="of:=[.B93]/2" office:value-type="float" office:value="33.2623166666665" calcext:value-type="float">
            <text:p>33.2623166666665</text:p>
          </table:table-cell>
        </table:table-row>
        <table:table-row table:style-name="ro1">
          <table:table-cell office:value-type="float" office:value="-0.605" calcext:value-type="float">
            <text:p>-0.605</text:p>
          </table:table-cell>
          <table:table-cell office:value-type="float" office:value="66.312433333333" calcext:value-type="float">
            <text:p>66.312433333333</text:p>
          </table:table-cell>
          <table:table-cell table:formula="of:=[.B94]/2" office:value-type="float" office:value="33.1562166666665" calcext:value-type="float">
            <text:p>33.1562166666665</text:p>
          </table:table-cell>
        </table:table-row>
        <table:table-row table:style-name="ro1">
          <table:table-cell office:value-type="float" office:value="-0.595" calcext:value-type="float">
            <text:p>-0.595</text:p>
          </table:table-cell>
          <table:table-cell office:value-type="float" office:value="66.3618" calcext:value-type="float">
            <text:p>66.3618</text:p>
          </table:table-cell>
          <table:table-cell table:formula="of:=[.B95]/2" office:value-type="float" office:value="33.1809" calcext:value-type="float">
            <text:p>33.1809</text:p>
          </table:table-cell>
        </table:table-row>
        <table:table-row table:style-name="ro1">
          <table:table-cell office:value-type="float" office:value="-0.585" calcext:value-type="float">
            <text:p>-0.585</text:p>
          </table:table-cell>
          <table:table-cell office:value-type="float" office:value="66.004266666667" calcext:value-type="float">
            <text:p>66.004266666667</text:p>
          </table:table-cell>
          <table:table-cell table:formula="of:=[.B96]/2" office:value-type="float" office:value="33.0021333333335" calcext:value-type="float">
            <text:p>33.0021333333335</text:p>
          </table:table-cell>
        </table:table-row>
        <table:table-row table:style-name="ro1">
          <table:table-cell office:value-type="float" office:value="-0.575" calcext:value-type="float">
            <text:p>-0.575</text:p>
          </table:table-cell>
          <table:table-cell office:value-type="float" office:value="65.9981" calcext:value-type="float">
            <text:p>65.9981</text:p>
          </table:table-cell>
          <table:table-cell table:formula="of:=[.B97]/2" office:value-type="float" office:value="32.99905" calcext:value-type="float">
            <text:p>32.99905</text:p>
          </table:table-cell>
        </table:table-row>
        <table:table-row table:style-name="ro1">
          <table:table-cell office:value-type="float" office:value="-0.565" calcext:value-type="float">
            <text:p>-0.565</text:p>
          </table:table-cell>
          <table:table-cell office:value-type="float" office:value="65.9344" calcext:value-type="float">
            <text:p>65.9344</text:p>
          </table:table-cell>
          <table:table-cell table:formula="of:=[.B98]/2" office:value-type="float" office:value="32.9672" calcext:value-type="float">
            <text:p>32.9672</text:p>
          </table:table-cell>
        </table:table-row>
        <table:table-row table:style-name="ro1">
          <table:table-cell office:value-type="float" office:value="-0.555" calcext:value-type="float">
            <text:p>-0.555</text:p>
          </table:table-cell>
          <table:table-cell office:value-type="float" office:value="65.749333333333" calcext:value-type="float">
            <text:p>65.749333333333</text:p>
          </table:table-cell>
          <table:table-cell table:formula="of:=[.B99]/2" office:value-type="float" office:value="32.8746666666665" calcext:value-type="float">
            <text:p>32.8746666666665</text:p>
          </table:table-cell>
        </table:table-row>
        <table:table-row table:style-name="ro1">
          <table:table-cell office:value-type="float" office:value="-0.545" calcext:value-type="float">
            <text:p>-0.545</text:p>
          </table:table-cell>
          <table:table-cell office:value-type="float" office:value="65.758" calcext:value-type="float">
            <text:p>65.758</text:p>
          </table:table-cell>
          <table:table-cell table:formula="of:=[.B100]/2" office:value-type="float" office:value="32.879" calcext:value-type="float">
            <text:p>32.879</text:p>
          </table:table-cell>
        </table:table-row>
        <table:table-row table:style-name="ro1">
          <table:table-cell office:value-type="float" office:value="-0.535" calcext:value-type="float">
            <text:p>-0.535</text:p>
          </table:table-cell>
          <table:table-cell office:value-type="float" office:value="65.902866666667" calcext:value-type="float">
            <text:p>65.902866666667</text:p>
          </table:table-cell>
          <table:table-cell table:formula="of:=[.B101]/2" office:value-type="float" office:value="32.9514333333335" calcext:value-type="float">
            <text:p>32.9514333333335</text:p>
          </table:table-cell>
        </table:table-row>
        <table:table-row table:style-name="ro1">
          <table:table-cell office:value-type="float" office:value="-0.525" calcext:value-type="float">
            <text:p>-0.525</text:p>
          </table:table-cell>
          <table:table-cell office:value-type="float" office:value="65.861833333333" calcext:value-type="float">
            <text:p>65.861833333333</text:p>
          </table:table-cell>
          <table:table-cell table:formula="of:=[.B102]/2" office:value-type="float" office:value="32.9309166666665" calcext:value-type="float">
            <text:p>32.9309166666665</text:p>
          </table:table-cell>
        </table:table-row>
        <table:table-row table:style-name="ro1">
          <table:table-cell office:value-type="float" office:value="-0.515" calcext:value-type="float">
            <text:p>-0.515</text:p>
          </table:table-cell>
          <table:table-cell office:value-type="float" office:value="65.893733333333" calcext:value-type="float">
            <text:p>65.893733333333</text:p>
          </table:table-cell>
          <table:table-cell table:formula="of:=[.B103]/2" office:value-type="float" office:value="32.9468666666665" calcext:value-type="float">
            <text:p>32.9468666666665</text:p>
          </table:table-cell>
        </table:table-row>
        <table:table-row table:style-name="ro1">
          <table:table-cell office:value-type="float" office:value="-0.505" calcext:value-type="float">
            <text:p>-0.505</text:p>
          </table:table-cell>
          <table:table-cell office:value-type="float" office:value="65.895466666667" calcext:value-type="float">
            <text:p>65.895466666667</text:p>
          </table:table-cell>
          <table:table-cell table:formula="of:=[.B104]/2" office:value-type="float" office:value="32.9477333333335" calcext:value-type="float">
            <text:p>32.9477333333335</text:p>
          </table:table-cell>
        </table:table-row>
        <table:table-row table:style-name="ro1">
          <table:table-cell office:value-type="float" office:value="-0.495" calcext:value-type="float">
            <text:p>-0.495</text:p>
          </table:table-cell>
          <table:table-cell office:value-type="float" office:value="66.009633333333" calcext:value-type="float">
            <text:p>66.009633333333</text:p>
          </table:table-cell>
          <table:table-cell table:formula="of:=[.B105]/2" office:value-type="float" office:value="33.0048166666665" calcext:value-type="float">
            <text:p>33.0048166666665</text:p>
          </table:table-cell>
        </table:table-row>
        <table:table-row table:style-name="ro1">
          <table:table-cell office:value-type="float" office:value="-0.485" calcext:value-type="float">
            <text:p>-0.485</text:p>
          </table:table-cell>
          <table:table-cell office:value-type="float" office:value="65.991633333333" calcext:value-type="float">
            <text:p>65.991633333333</text:p>
          </table:table-cell>
          <table:table-cell table:formula="of:=[.B106]/2" office:value-type="float" office:value="32.9958166666665" calcext:value-type="float">
            <text:p>32.9958166666665</text:p>
          </table:table-cell>
        </table:table-row>
        <table:table-row table:style-name="ro1">
          <table:table-cell office:value-type="float" office:value="-0.475" calcext:value-type="float">
            <text:p>-0.475</text:p>
          </table:table-cell>
          <table:table-cell office:value-type="float" office:value="66.291366666667" calcext:value-type="float">
            <text:p>66.291366666667</text:p>
          </table:table-cell>
          <table:table-cell table:formula="of:=[.B107]/2" office:value-type="float" office:value="33.1456833333335" calcext:value-type="float">
            <text:p>33.1456833333335</text:p>
          </table:table-cell>
        </table:table-row>
        <table:table-row table:style-name="ro1">
          <table:table-cell office:value-type="float" office:value="-0.465" calcext:value-type="float">
            <text:p>-0.465</text:p>
          </table:table-cell>
          <table:table-cell office:value-type="float" office:value="66.334533333333" calcext:value-type="float">
            <text:p>66.334533333333</text:p>
          </table:table-cell>
          <table:table-cell table:formula="of:=[.B108]/2" office:value-type="float" office:value="33.1672666666665" calcext:value-type="float">
            <text:p>33.1672666666665</text:p>
          </table:table-cell>
        </table:table-row>
        <table:table-row table:style-name="ro1">
          <table:table-cell office:value-type="float" office:value="-0.455" calcext:value-type="float">
            <text:p>-0.455</text:p>
          </table:table-cell>
          <table:table-cell office:value-type="float" office:value="66.204133333333" calcext:value-type="float">
            <text:p>66.204133333333</text:p>
          </table:table-cell>
          <table:table-cell table:formula="of:=[.B109]/2" office:value-type="float" office:value="33.1020666666665" calcext:value-type="float">
            <text:p>33.1020666666665</text:p>
          </table:table-cell>
        </table:table-row>
        <table:table-row table:style-name="ro1">
          <table:table-cell office:value-type="float" office:value="-0.445" calcext:value-type="float">
            <text:p>-0.445</text:p>
          </table:table-cell>
          <table:table-cell office:value-type="float" office:value="66.0992" calcext:value-type="float">
            <text:p>66.0992</text:p>
          </table:table-cell>
          <table:table-cell table:formula="of:=[.B110]/2" office:value-type="float" office:value="33.0496" calcext:value-type="float">
            <text:p>33.0496</text:p>
          </table:table-cell>
        </table:table-row>
        <table:table-row table:style-name="ro1">
          <table:table-cell office:value-type="float" office:value="-0.435" calcext:value-type="float">
            <text:p>-0.435</text:p>
          </table:table-cell>
          <table:table-cell office:value-type="float" office:value="66.0048" calcext:value-type="float">
            <text:p>66.0048</text:p>
          </table:table-cell>
          <table:table-cell table:formula="of:=[.B111]/2" office:value-type="float" office:value="33.0024" calcext:value-type="float">
            <text:p>33.0024</text:p>
          </table:table-cell>
        </table:table-row>
        <table:table-row table:style-name="ro1">
          <table:table-cell office:value-type="float" office:value="-0.425" calcext:value-type="float">
            <text:p>-0.425</text:p>
          </table:table-cell>
          <table:table-cell office:value-type="float" office:value="66.067533333333" calcext:value-type="float">
            <text:p>66.067533333333</text:p>
          </table:table-cell>
          <table:table-cell table:formula="of:=[.B112]/2" office:value-type="float" office:value="33.0337666666665" calcext:value-type="float">
            <text:p>33.0337666666665</text:p>
          </table:table-cell>
        </table:table-row>
        <table:table-row table:style-name="ro1">
          <table:table-cell office:value-type="float" office:value="-0.415" calcext:value-type="float">
            <text:p>-0.415</text:p>
          </table:table-cell>
          <table:table-cell office:value-type="float" office:value="66.2032" calcext:value-type="float">
            <text:p>66.2032</text:p>
          </table:table-cell>
          <table:table-cell table:formula="of:=[.B113]/2" office:value-type="float" office:value="33.1016" calcext:value-type="float">
            <text:p>33.1016</text:p>
          </table:table-cell>
        </table:table-row>
        <table:table-row table:style-name="ro1">
          <table:table-cell office:value-type="float" office:value="-0.405" calcext:value-type="float">
            <text:p>-0.405</text:p>
          </table:table-cell>
          <table:table-cell office:value-type="float" office:value="66.2891" calcext:value-type="float">
            <text:p>66.2891</text:p>
          </table:table-cell>
          <table:table-cell table:formula="of:=[.B114]/2" office:value-type="float" office:value="33.14455" calcext:value-type="float">
            <text:p>33.14455</text:p>
          </table:table-cell>
        </table:table-row>
        <table:table-row table:style-name="ro1">
          <table:table-cell office:value-type="float" office:value="-0.395" calcext:value-type="float">
            <text:p>-0.395</text:p>
          </table:table-cell>
          <table:table-cell office:value-type="float" office:value="66.310066666667" calcext:value-type="float">
            <text:p>66.310066666667</text:p>
          </table:table-cell>
          <table:table-cell table:formula="of:=[.B115]/2" office:value-type="float" office:value="33.1550333333335" calcext:value-type="float">
            <text:p>33.1550333333335</text:p>
          </table:table-cell>
        </table:table-row>
        <table:table-row table:style-name="ro1">
          <table:table-cell office:value-type="float" office:value="-0.385" calcext:value-type="float">
            <text:p>-0.385</text:p>
          </table:table-cell>
          <table:table-cell office:value-type="float" office:value="66.156333333333" calcext:value-type="float">
            <text:p>66.156333333333</text:p>
          </table:table-cell>
          <table:table-cell table:formula="of:=[.B116]/2" office:value-type="float" office:value="33.0781666666665" calcext:value-type="float">
            <text:p>33.0781666666665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66.1505" calcext:value-type="float">
            <text:p>66.1505</text:p>
          </table:table-cell>
          <table:table-cell table:formula="of:=[.B117]/2" office:value-type="float" office:value="33.07525" calcext:value-type="float">
            <text:p>33.07525</text:p>
          </table:table-cell>
        </table:table-row>
        <table:table-row table:style-name="ro1">
          <table:table-cell office:value-type="float" office:value="-0.365" calcext:value-type="float">
            <text:p>-0.365</text:p>
          </table:table-cell>
          <table:table-cell office:value-type="float" office:value="65.935133333333" calcext:value-type="float">
            <text:p>65.935133333333</text:p>
          </table:table-cell>
          <table:table-cell table:formula="of:=[.B118]/2" office:value-type="float" office:value="32.9675666666665" calcext:value-type="float">
            <text:p>32.9675666666665</text:p>
          </table:table-cell>
        </table:table-row>
        <table:table-row table:style-name="ro1">
          <table:table-cell office:value-type="float" office:value="-0.355" calcext:value-type="float">
            <text:p>-0.355</text:p>
          </table:table-cell>
          <table:table-cell office:value-type="float" office:value="66.0142" calcext:value-type="float">
            <text:p>66.0142</text:p>
          </table:table-cell>
          <table:table-cell table:formula="of:=[.B119]/2" office:value-type="float" office:value="33.0071" calcext:value-type="float">
            <text:p>33.0071</text:p>
          </table:table-cell>
        </table:table-row>
        <table:table-row table:style-name="ro1">
          <table:table-cell office:value-type="float" office:value="-0.345" calcext:value-type="float">
            <text:p>-0.345</text:p>
          </table:table-cell>
          <table:table-cell office:value-type="float" office:value="65.933666666667" calcext:value-type="float">
            <text:p>65.933666666667</text:p>
          </table:table-cell>
          <table:table-cell table:formula="of:=[.B120]/2" office:value-type="float" office:value="32.9668333333335" calcext:value-type="float">
            <text:p>32.9668333333335</text:p>
          </table:table-cell>
        </table:table-row>
        <table:table-row table:style-name="ro1">
          <table:table-cell office:value-type="float" office:value="-0.335" calcext:value-type="float">
            <text:p>-0.335</text:p>
          </table:table-cell>
          <table:table-cell office:value-type="float" office:value="66.311366666667" calcext:value-type="float">
            <text:p>66.311366666667</text:p>
          </table:table-cell>
          <table:table-cell table:formula="of:=[.B121]/2" office:value-type="float" office:value="33.1556833333335" calcext:value-type="float">
            <text:p>33.1556833333335</text:p>
          </table:table-cell>
        </table:table-row>
        <table:table-row table:style-name="ro1">
          <table:table-cell office:value-type="float" office:value="-0.325" calcext:value-type="float">
            <text:p>-0.325</text:p>
          </table:table-cell>
          <table:table-cell office:value-type="float" office:value="66.269266666667" calcext:value-type="float">
            <text:p>66.269266666667</text:p>
          </table:table-cell>
          <table:table-cell table:formula="of:=[.B122]/2" office:value-type="float" office:value="33.1346333333335" calcext:value-type="float">
            <text:p>33.1346333333335</text:p>
          </table:table-cell>
        </table:table-row>
        <table:table-row table:style-name="ro1">
          <table:table-cell office:value-type="float" office:value="-0.315" calcext:value-type="float">
            <text:p>-0.315</text:p>
          </table:table-cell>
          <table:table-cell office:value-type="float" office:value="66.101933333333" calcext:value-type="float">
            <text:p>66.101933333333</text:p>
          </table:table-cell>
          <table:table-cell table:formula="of:=[.B123]/2" office:value-type="float" office:value="33.0509666666665" calcext:value-type="float">
            <text:p>33.0509666666665</text:p>
          </table:table-cell>
        </table:table-row>
        <table:table-row table:style-name="ro1">
          <table:table-cell office:value-type="float" office:value="-0.305" calcext:value-type="float">
            <text:p>-0.305</text:p>
          </table:table-cell>
          <table:table-cell office:value-type="float" office:value="66.276233333333" calcext:value-type="float">
            <text:p>66.276233333333</text:p>
          </table:table-cell>
          <table:table-cell table:formula="of:=[.B124]/2" office:value-type="float" office:value="33.1381166666665" calcext:value-type="float">
            <text:p>33.1381166666665</text:p>
          </table:table-cell>
        </table:table-row>
        <table:table-row table:style-name="ro1">
          <table:table-cell office:value-type="float" office:value="-0.295" calcext:value-type="float">
            <text:p>-0.295</text:p>
          </table:table-cell>
          <table:table-cell office:value-type="float" office:value="66.2413" calcext:value-type="float">
            <text:p>66.2413</text:p>
          </table:table-cell>
          <table:table-cell table:formula="of:=[.B125]/2" office:value-type="float" office:value="33.12065" calcext:value-type="float">
            <text:p>33.12065</text:p>
          </table:table-cell>
        </table:table-row>
        <table:table-row table:style-name="ro1">
          <table:table-cell office:value-type="float" office:value="-0.285" calcext:value-type="float">
            <text:p>-0.285</text:p>
          </table:table-cell>
          <table:table-cell office:value-type="float" office:value="66.3928" calcext:value-type="float">
            <text:p>66.3928</text:p>
          </table:table-cell>
          <table:table-cell table:formula="of:=[.B126]/2" office:value-type="float" office:value="33.1964" calcext:value-type="float">
            <text:p>33.1964</text:p>
          </table:table-cell>
        </table:table-row>
        <table:table-row table:style-name="ro1">
          <table:table-cell office:value-type="float" office:value="-0.275" calcext:value-type="float">
            <text:p>-0.275</text:p>
          </table:table-cell>
          <table:table-cell office:value-type="float" office:value="66.5613" calcext:value-type="float">
            <text:p>66.5613</text:p>
          </table:table-cell>
          <table:table-cell table:formula="of:=[.B127]/2" office:value-type="float" office:value="33.28065" calcext:value-type="float">
            <text:p>33.28065</text:p>
          </table:table-cell>
        </table:table-row>
        <table:table-row table:style-name="ro1">
          <table:table-cell office:value-type="float" office:value="-0.265" calcext:value-type="float">
            <text:p>-0.265</text:p>
          </table:table-cell>
          <table:table-cell office:value-type="float" office:value="66.379133333333" calcext:value-type="float">
            <text:p>66.379133333333</text:p>
          </table:table-cell>
          <table:table-cell table:formula="of:=[.B128]/2" office:value-type="float" office:value="33.1895666666665" calcext:value-type="float">
            <text:p>33.1895666666665</text:p>
          </table:table-cell>
        </table:table-row>
        <table:table-row table:style-name="ro1">
          <table:table-cell office:value-type="float" office:value="-0.255" calcext:value-type="float">
            <text:p>-0.255</text:p>
          </table:table-cell>
          <table:table-cell office:value-type="float" office:value="66.2584" calcext:value-type="float">
            <text:p>66.2584</text:p>
          </table:table-cell>
          <table:table-cell table:formula="of:=[.B129]/2" office:value-type="float" office:value="33.1292" calcext:value-type="float">
            <text:p>33.1292</text:p>
          </table:table-cell>
        </table:table-row>
        <table:table-row table:style-name="ro1">
          <table:table-cell office:value-type="float" office:value="-0.245" calcext:value-type="float">
            <text:p>-0.245</text:p>
          </table:table-cell>
          <table:table-cell office:value-type="float" office:value="66.275766666667" calcext:value-type="float">
            <text:p>66.275766666667</text:p>
          </table:table-cell>
          <table:table-cell table:formula="of:=[.B130]/2" office:value-type="float" office:value="33.1378833333335" calcext:value-type="float">
            <text:p>33.1378833333335</text:p>
          </table:table-cell>
        </table:table-row>
        <table:table-row table:style-name="ro1">
          <table:table-cell office:value-type="float" office:value="-0.235" calcext:value-type="float">
            <text:p>-0.235</text:p>
          </table:table-cell>
          <table:table-cell office:value-type="float" office:value="66.3616" calcext:value-type="float">
            <text:p>66.3616</text:p>
          </table:table-cell>
          <table:table-cell table:formula="of:=[.B131]/2" office:value-type="float" office:value="33.1808" calcext:value-type="float">
            <text:p>33.1808</text:p>
          </table:table-cell>
        </table:table-row>
        <table:table-row table:style-name="ro1">
          <table:table-cell office:value-type="float" office:value="-0.225" calcext:value-type="float">
            <text:p>-0.225</text:p>
          </table:table-cell>
          <table:table-cell office:value-type="float" office:value="66.1781" calcext:value-type="float">
            <text:p>66.1781</text:p>
          </table:table-cell>
          <table:table-cell table:formula="of:=[.B132]/2" office:value-type="float" office:value="33.08905" calcext:value-type="float">
            <text:p>33.08905</text:p>
          </table:table-cell>
        </table:table-row>
        <table:table-row table:style-name="ro1">
          <table:table-cell office:value-type="float" office:value="-0.215" calcext:value-type="float">
            <text:p>-0.215</text:p>
          </table:table-cell>
          <table:table-cell office:value-type="float" office:value="65.719866666667" calcext:value-type="float">
            <text:p>65.719866666667</text:p>
          </table:table-cell>
          <table:table-cell table:formula="of:=[.B133]/2" office:value-type="float" office:value="32.8599333333335" calcext:value-type="float">
            <text:p>32.8599333333335</text:p>
          </table:table-cell>
        </table:table-row>
        <table:table-row table:style-name="ro1">
          <table:table-cell office:value-type="float" office:value="-0.205" calcext:value-type="float">
            <text:p>-0.205</text:p>
          </table:table-cell>
          <table:table-cell office:value-type="float" office:value="65.889333333333" calcext:value-type="float">
            <text:p>65.889333333333</text:p>
          </table:table-cell>
          <table:table-cell table:formula="of:=[.B134]/2" office:value-type="float" office:value="32.9446666666665" calcext:value-type="float">
            <text:p>32.9446666666665</text:p>
          </table:table-cell>
        </table:table-row>
        <table:table-row table:style-name="ro1">
          <table:table-cell office:value-type="float" office:value="-0.195" calcext:value-type="float">
            <text:p>-0.195</text:p>
          </table:table-cell>
          <table:table-cell office:value-type="float" office:value="65.744066666667" calcext:value-type="float">
            <text:p>65.744066666667</text:p>
          </table:table-cell>
          <table:table-cell table:formula="of:=[.B135]/2" office:value-type="float" office:value="32.8720333333335" calcext:value-type="float">
            <text:p>32.8720333333335</text:p>
          </table:table-cell>
        </table:table-row>
        <table:table-row table:style-name="ro1">
          <table:table-cell office:value-type="float" office:value="-0.185" calcext:value-type="float">
            <text:p>-0.185</text:p>
          </table:table-cell>
          <table:table-cell office:value-type="float" office:value="65.8666" calcext:value-type="float">
            <text:p>65.8666</text:p>
          </table:table-cell>
          <table:table-cell table:formula="of:=[.B136]/2" office:value-type="float" office:value="32.9333" calcext:value-type="float">
            <text:p>32.9333</text:p>
          </table:table-cell>
        </table:table-row>
        <table:table-row table:style-name="ro1">
          <table:table-cell office:value-type="float" office:value="-0.175" calcext:value-type="float">
            <text:p>-0.175</text:p>
          </table:table-cell>
          <table:table-cell office:value-type="float" office:value="66.049066666667" calcext:value-type="float">
            <text:p>66.049066666667</text:p>
          </table:table-cell>
          <table:table-cell table:formula="of:=[.B137]/2" office:value-type="float" office:value="33.0245333333335" calcext:value-type="float">
            <text:p>33.0245333333335</text:p>
          </table:table-cell>
        </table:table-row>
        <table:table-row table:style-name="ro1">
          <table:table-cell office:value-type="float" office:value="-0.165" calcext:value-type="float">
            <text:p>-0.165</text:p>
          </table:table-cell>
          <table:table-cell office:value-type="float" office:value="66.017566666667" calcext:value-type="float">
            <text:p>66.017566666667</text:p>
          </table:table-cell>
          <table:table-cell table:formula="of:=[.B138]/2" office:value-type="float" office:value="33.0087833333335" calcext:value-type="float">
            <text:p>33.0087833333335</text:p>
          </table:table-cell>
        </table:table-row>
        <table:table-row table:style-name="ro1">
          <table:table-cell office:value-type="float" office:value="-0.155" calcext:value-type="float">
            <text:p>-0.155</text:p>
          </table:table-cell>
          <table:table-cell office:value-type="float" office:value="66.3723" calcext:value-type="float">
            <text:p>66.3723</text:p>
          </table:table-cell>
          <table:table-cell table:formula="of:=[.B139]/2" office:value-type="float" office:value="33.18615" calcext:value-type="float">
            <text:p>33.18615</text:p>
          </table:table-cell>
        </table:table-row>
        <table:table-row table:style-name="ro1">
          <table:table-cell office:value-type="float" office:value="-0.145" calcext:value-type="float">
            <text:p>-0.145</text:p>
          </table:table-cell>
          <table:table-cell office:value-type="float" office:value="66.2032" calcext:value-type="float">
            <text:p>66.2032</text:p>
          </table:table-cell>
          <table:table-cell table:formula="of:=[.B140]/2" office:value-type="float" office:value="33.1016" calcext:value-type="float">
            <text:p>33.1016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  <table:table-cell office:value-type="float" office:value="66.0703" calcext:value-type="float">
            <text:p>66.0703</text:p>
          </table:table-cell>
          <table:table-cell table:formula="of:=[.B141]/2" office:value-type="float" office:value="33.03515" calcext:value-type="float">
            <text:p>33.0351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65.873566666667" calcext:value-type="float">
            <text:p>65.873566666667</text:p>
          </table:table-cell>
          <table:table-cell table:formula="of:=[.B142]/2" office:value-type="float" office:value="32.9367833333335" calcext:value-type="float">
            <text:p>32.9367833333335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  <table:table-cell office:value-type="float" office:value="66.035933333333" calcext:value-type="float">
            <text:p>66.035933333333</text:p>
          </table:table-cell>
          <table:table-cell table:formula="of:=[.B143]/2" office:value-type="float" office:value="33.0179666666665" calcext:value-type="float">
            <text:p>33.0179666666665</text:p>
          </table:table-cell>
        </table:table-row>
        <table:table-row table:style-name="ro1">
          <table:table-cell office:value-type="float" office:value="-0.105" calcext:value-type="float">
            <text:p>-0.105</text:p>
          </table:table-cell>
          <table:table-cell office:value-type="float" office:value="66.0144" calcext:value-type="float">
            <text:p>66.0144</text:p>
          </table:table-cell>
          <table:table-cell table:formula="of:=[.B144]/2" office:value-type="float" office:value="33.0072" calcext:value-type="float">
            <text:p>33.0072</text:p>
          </table:table-cell>
        </table:table-row>
        <table:table-row table:style-name="ro1">
          <table:table-cell office:value-type="float" office:value="-0.095" calcext:value-type="float">
            <text:p>-0.095</text:p>
          </table:table-cell>
          <table:table-cell office:value-type="float" office:value="65.823733333333" calcext:value-type="float">
            <text:p>65.823733333333</text:p>
          </table:table-cell>
          <table:table-cell table:formula="of:=[.B145]/2" office:value-type="float" office:value="32.9118666666665" calcext:value-type="float">
            <text:p>32.9118666666665</text:p>
          </table:table-cell>
        </table:table-row>
        <table:table-row table:style-name="ro1">
          <table:table-cell office:value-type="float" office:value="-0.085" calcext:value-type="float">
            <text:p>-0.085</text:p>
          </table:table-cell>
          <table:table-cell office:value-type="float" office:value="65.974533333333" calcext:value-type="float">
            <text:p>65.974533333333</text:p>
          </table:table-cell>
          <table:table-cell table:formula="of:=[.B146]/2" office:value-type="float" office:value="32.9872666666665" calcext:value-type="float">
            <text:p>32.9872666666665</text:p>
          </table:table-cell>
        </table:table-row>
        <table:table-row table:style-name="ro1">
          <table:table-cell office:value-type="float" office:value="-0.075" calcext:value-type="float">
            <text:p>-0.075</text:p>
          </table:table-cell>
          <table:table-cell office:value-type="float" office:value="65.9669" calcext:value-type="float">
            <text:p>65.9669</text:p>
          </table:table-cell>
          <table:table-cell table:formula="of:=[.B147]/2" office:value-type="float" office:value="32.98345" calcext:value-type="float">
            <text:p>32.98345</text:p>
          </table:table-cell>
        </table:table-row>
        <table:table-row table:style-name="ro1">
          <table:table-cell office:value-type="float" office:value="-0.065" calcext:value-type="float">
            <text:p>-0.065</text:p>
          </table:table-cell>
          <table:table-cell office:value-type="float" office:value="66.053066666667" calcext:value-type="float">
            <text:p>66.053066666667</text:p>
          </table:table-cell>
          <table:table-cell table:formula="of:=[.B148]/2" office:value-type="float" office:value="33.0265333333335" calcext:value-type="float">
            <text:p>33.0265333333335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  <table:table-cell office:value-type="float" office:value="66.225466666667" calcext:value-type="float">
            <text:p>66.225466666667</text:p>
          </table:table-cell>
          <table:table-cell table:formula="of:=[.B149]/2" office:value-type="float" office:value="33.1127333333335" calcext:value-type="float">
            <text:p>33.112733333333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  <table:table-cell office:value-type="float" office:value="66.631666666667" calcext:value-type="float">
            <text:p>66.631666666667</text:p>
          </table:table-cell>
          <table:table-cell table:formula="of:=[.B150]/2" office:value-type="float" office:value="33.3158333333335" calcext:value-type="float">
            <text:p>33.31583333333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  <table:table-cell office:value-type="float" office:value="66.624933333333" calcext:value-type="float">
            <text:p>66.624933333333</text:p>
          </table:table-cell>
          <table:table-cell table:formula="of:=[.B151]/2" office:value-type="float" office:value="33.3124666666665" calcext:value-type="float">
            <text:p>33.3124666666665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  <table:table-cell office:value-type="float" office:value="66.575366666667" calcext:value-type="float">
            <text:p>66.575366666667</text:p>
          </table:table-cell>
          <table:table-cell table:formula="of:=[.B152]/2" office:value-type="float" office:value="33.2876833333335" calcext:value-type="float">
            <text:p>33.2876833333335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66.534633333333" calcext:value-type="float">
            <text:p>66.534633333333</text:p>
          </table:table-cell>
          <table:table-cell table:formula="of:=[.B153]/2" office:value-type="float" office:value="33.2673166666665" calcext:value-type="float">
            <text:p>33.2673166666665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66.386533333333" calcext:value-type="float">
            <text:p>66.386533333333</text:p>
          </table:table-cell>
          <table:table-cell table:formula="of:=[.B154]/2" office:value-type="float" office:value="33.1932666666665" calcext:value-type="float">
            <text:p>33.193266666666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6.4879" calcext:value-type="float">
            <text:p>66.4879</text:p>
          </table:table-cell>
          <table:table-cell table:formula="of:=[.B155]/2" office:value-type="float" office:value="33.24395" calcext:value-type="float">
            <text:p>33.243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66.4076" calcext:value-type="float">
            <text:p>66.4076</text:p>
          </table:table-cell>
          <table:table-cell table:formula="of:=[.B156]/2" office:value-type="float" office:value="33.2038" calcext:value-type="float">
            <text:p>33.2038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66.3701" calcext:value-type="float">
            <text:p>66.3701</text:p>
          </table:table-cell>
          <table:table-cell table:formula="of:=[.B157]/2" office:value-type="float" office:value="33.18505" calcext:value-type="float">
            <text:p>33.18505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66.449166666667" calcext:value-type="float">
            <text:p>66.449166666667</text:p>
          </table:table-cell>
          <table:table-cell table:formula="of:=[.B158]/2" office:value-type="float" office:value="33.2245833333335" calcext:value-type="float">
            <text:p>33.2245833333335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66.195133333333" calcext:value-type="float">
            <text:p>66.195133333333</text:p>
          </table:table-cell>
          <table:table-cell table:formula="of:=[.B159]/2" office:value-type="float" office:value="33.0975666666665" calcext:value-type="float">
            <text:p>33.0975666666665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65.7929" calcext:value-type="float">
            <text:p>65.7929</text:p>
          </table:table-cell>
          <table:table-cell table:formula="of:=[.B160]/2" office:value-type="float" office:value="32.89645" calcext:value-type="float">
            <text:p>32.89645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66.0023" calcext:value-type="float">
            <text:p>66.0023</text:p>
          </table:table-cell>
          <table:table-cell table:formula="of:=[.B161]/2" office:value-type="float" office:value="33.00115" calcext:value-type="float">
            <text:p>33.0011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66.1803" calcext:value-type="float">
            <text:p>66.1803</text:p>
          </table:table-cell>
          <table:table-cell table:formula="of:=[.B162]/2" office:value-type="float" office:value="33.09015" calcext:value-type="float">
            <text:p>33.09015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65.876133333333" calcext:value-type="float">
            <text:p>65.876133333333</text:p>
          </table:table-cell>
          <table:table-cell table:formula="of:=[.B163]/2" office:value-type="float" office:value="32.9380666666665" calcext:value-type="float">
            <text:p>32.9380666666665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66.062166666667" calcext:value-type="float">
            <text:p>66.062166666667</text:p>
          </table:table-cell>
          <table:table-cell table:formula="of:=[.B164]/2" office:value-type="float" office:value="33.0310833333335" calcext:value-type="float">
            <text:p>33.0310833333335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65.749966666667" calcext:value-type="float">
            <text:p>65.749966666667</text:p>
          </table:table-cell>
          <table:table-cell table:formula="of:=[.B165]/2" office:value-type="float" office:value="32.8749833333335" calcext:value-type="float">
            <text:p>32.8749833333335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65.8089" calcext:value-type="float">
            <text:p>65.8089</text:p>
          </table:table-cell>
          <table:table-cell table:formula="of:=[.B166]/2" office:value-type="float" office:value="32.90445" calcext:value-type="float">
            <text:p>32.9044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65.880066666667" calcext:value-type="float">
            <text:p>65.880066666667</text:p>
          </table:table-cell>
          <table:table-cell table:formula="of:=[.B167]/2" office:value-type="float" office:value="32.9400333333335" calcext:value-type="float">
            <text:p>32.9400333333335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65.9776" calcext:value-type="float">
            <text:p>65.9776</text:p>
          </table:table-cell>
          <table:table-cell table:formula="of:=[.B168]/2" office:value-type="float" office:value="32.9888" calcext:value-type="float">
            <text:p>32.9888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66.093633333333" calcext:value-type="float">
            <text:p>66.093633333333</text:p>
          </table:table-cell>
          <table:table-cell table:formula="of:=[.B169]/2" office:value-type="float" office:value="33.0468166666665" calcext:value-type="float">
            <text:p>33.0468166666665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66.161733333333" calcext:value-type="float">
            <text:p>66.161733333333</text:p>
          </table:table-cell>
          <table:table-cell table:formula="of:=[.B170]/2" office:value-type="float" office:value="33.0808666666665" calcext:value-type="float">
            <text:p>33.080866666666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65.833933333333" calcext:value-type="float">
            <text:p>65.833933333333</text:p>
          </table:table-cell>
          <table:table-cell table:formula="of:=[.B171]/2" office:value-type="float" office:value="32.9169666666665" calcext:value-type="float">
            <text:p>32.916966666666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65.687233333333" calcext:value-type="float">
            <text:p>65.687233333333</text:p>
          </table:table-cell>
          <table:table-cell table:formula="of:=[.B172]/2" office:value-type="float" office:value="32.8436166666665" calcext:value-type="float">
            <text:p>32.8436166666665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65.635233333333" calcext:value-type="float">
            <text:p>65.635233333333</text:p>
          </table:table-cell>
          <table:table-cell table:formula="of:=[.B173]/2" office:value-type="float" office:value="32.8176166666665" calcext:value-type="float">
            <text:p>32.817616666666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65.948533333333" calcext:value-type="float">
            <text:p>65.948533333333</text:p>
          </table:table-cell>
          <table:table-cell table:formula="of:=[.B174]/2" office:value-type="float" office:value="32.9742666666665" calcext:value-type="float">
            <text:p>32.9742666666665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66.0356" calcext:value-type="float">
            <text:p>66.0356</text:p>
          </table:table-cell>
          <table:table-cell table:formula="of:=[.B175]/2" office:value-type="float" office:value="33.0178" calcext:value-type="float">
            <text:p>33.0178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66.197833333333" calcext:value-type="float">
            <text:p>66.197833333333</text:p>
          </table:table-cell>
          <table:table-cell table:formula="of:=[.B176]/2" office:value-type="float" office:value="33.0989166666665" calcext:value-type="float">
            <text:p>33.098916666666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66.0864" calcext:value-type="float">
            <text:p>66.0864</text:p>
          </table:table-cell>
          <table:table-cell table:formula="of:=[.B177]/2" office:value-type="float" office:value="33.0432" calcext:value-type="float">
            <text:p>33.0432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66.008" calcext:value-type="float">
            <text:p>66.008</text:p>
          </table:table-cell>
          <table:table-cell table:formula="of:=[.B178]/2" office:value-type="float" office:value="33.004" calcext:value-type="float">
            <text:p>33.004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66.2205" calcext:value-type="float">
            <text:p>66.2205</text:p>
          </table:table-cell>
          <table:table-cell table:formula="of:=[.B179]/2" office:value-type="float" office:value="33.11025" calcext:value-type="float">
            <text:p>33.11025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66.338" calcext:value-type="float">
            <text:p>66.338</text:p>
          </table:table-cell>
          <table:table-cell table:formula="of:=[.B180]/2" office:value-type="float" office:value="33.169" calcext:value-type="float">
            <text:p>33.169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66.1586" calcext:value-type="float">
            <text:p>66.1586</text:p>
          </table:table-cell>
          <table:table-cell table:formula="of:=[.B181]/2" office:value-type="float" office:value="33.0793" calcext:value-type="float">
            <text:p>33.079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66.0589" calcext:value-type="float">
            <text:p>66.0589</text:p>
          </table:table-cell>
          <table:table-cell table:formula="of:=[.B182]/2" office:value-type="float" office:value="33.02945" calcext:value-type="float">
            <text:p>33.02945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66.117166666667" calcext:value-type="float">
            <text:p>66.117166666667</text:p>
          </table:table-cell>
          <table:table-cell table:formula="of:=[.B183]/2" office:value-type="float" office:value="33.0585833333335" calcext:value-type="float">
            <text:p>33.0585833333335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66.393233333333" calcext:value-type="float">
            <text:p>66.393233333333</text:p>
          </table:table-cell>
          <table:table-cell table:formula="of:=[.B184]/2" office:value-type="float" office:value="33.1966166666665" calcext:value-type="float">
            <text:p>33.1966166666665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66.2965" calcext:value-type="float">
            <text:p>66.2965</text:p>
          </table:table-cell>
          <table:table-cell table:formula="of:=[.B185]/2" office:value-type="float" office:value="33.14825" calcext:value-type="float">
            <text:p>33.14825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66.271166666667" calcext:value-type="float">
            <text:p>66.271166666667</text:p>
          </table:table-cell>
          <table:table-cell table:formula="of:=[.B186]/2" office:value-type="float" office:value="33.1355833333335" calcext:value-type="float">
            <text:p>33.135583333333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66.335933333333" calcext:value-type="float">
            <text:p>66.335933333333</text:p>
          </table:table-cell>
          <table:table-cell table:formula="of:=[.B187]/2" office:value-type="float" office:value="33.1679666666665" calcext:value-type="float">
            <text:p>33.1679666666665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66.4615" calcext:value-type="float">
            <text:p>66.4615</text:p>
          </table:table-cell>
          <table:table-cell table:formula="of:=[.B188]/2" office:value-type="float" office:value="33.23075" calcext:value-type="float">
            <text:p>33.23075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66.324633333333" calcext:value-type="float">
            <text:p>66.324633333333</text:p>
          </table:table-cell>
          <table:table-cell table:formula="of:=[.B189]/2" office:value-type="float" office:value="33.1623166666665" calcext:value-type="float">
            <text:p>33.1623166666665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66.1781" calcext:value-type="float">
            <text:p>66.1781</text:p>
          </table:table-cell>
          <table:table-cell table:formula="of:=[.B190]/2" office:value-type="float" office:value="33.08905" calcext:value-type="float">
            <text:p>33.08905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66.118233333333" calcext:value-type="float">
            <text:p>66.118233333333</text:p>
          </table:table-cell>
          <table:table-cell table:formula="of:=[.B191]/2" office:value-type="float" office:value="33.0591166666665" calcext:value-type="float">
            <text:p>33.059116666666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66.279133333333" calcext:value-type="float">
            <text:p>66.279133333333</text:p>
          </table:table-cell>
          <table:table-cell table:formula="of:=[.B192]/2" office:value-type="float" office:value="33.1395666666665" calcext:value-type="float">
            <text:p>33.139566666666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66.058066666667" calcext:value-type="float">
            <text:p>66.058066666667</text:p>
          </table:table-cell>
          <table:table-cell table:formula="of:=[.B193]/2" office:value-type="float" office:value="33.0290333333335" calcext:value-type="float">
            <text:p>33.0290333333335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66.195933333333" calcext:value-type="float">
            <text:p>66.195933333333</text:p>
          </table:table-cell>
          <table:table-cell table:formula="of:=[.B194]/2" office:value-type="float" office:value="33.0979666666665" calcext:value-type="float">
            <text:p>33.0979666666665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66.1314" calcext:value-type="float">
            <text:p>66.1314</text:p>
          </table:table-cell>
          <table:table-cell table:formula="of:=[.B195]/2" office:value-type="float" office:value="33.0657" calcext:value-type="float">
            <text:p>33.0657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5.918366666667" calcext:value-type="float">
            <text:p>65.918366666667</text:p>
          </table:table-cell>
          <table:table-cell table:formula="of:=[.B196]/2" office:value-type="float" office:value="32.9591833333335" calcext:value-type="float">
            <text:p>32.959183333333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65.713533333333" calcext:value-type="float">
            <text:p>65.713533333333</text:p>
          </table:table-cell>
          <table:table-cell table:formula="of:=[.B197]/2" office:value-type="float" office:value="32.8567666666665" calcext:value-type="float">
            <text:p>32.8567666666665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66.1399" calcext:value-type="float">
            <text:p>66.1399</text:p>
          </table:table-cell>
          <table:table-cell table:formula="of:=[.B198]/2" office:value-type="float" office:value="33.06995" calcext:value-type="float">
            <text:p>33.06995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66.089733333333" calcext:value-type="float">
            <text:p>66.089733333333</text:p>
          </table:table-cell>
          <table:table-cell table:formula="of:=[.B199]/2" office:value-type="float" office:value="33.0448666666665" calcext:value-type="float">
            <text:p>33.0448666666665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65.935366666667" calcext:value-type="float">
            <text:p>65.935366666667</text:p>
          </table:table-cell>
          <table:table-cell table:formula="of:=[.B200]/2" office:value-type="float" office:value="32.9676833333335" calcext:value-type="float">
            <text:p>32.9676833333335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66.037133333333" calcext:value-type="float">
            <text:p>66.037133333333</text:p>
          </table:table-cell>
          <table:table-cell table:formula="of:=[.B201]/2" office:value-type="float" office:value="33.0185666666665" calcext:value-type="float">
            <text:p>33.018566666666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66.295133333333" calcext:value-type="float">
            <text:p>66.295133333333</text:p>
          </table:table-cell>
          <table:table-cell table:formula="of:=[.B202]/2" office:value-type="float" office:value="33.1475666666665" calcext:value-type="float">
            <text:p>33.1475666666665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66.226133333333" calcext:value-type="float">
            <text:p>66.226133333333</text:p>
          </table:table-cell>
          <table:table-cell table:formula="of:=[.B203]/2" office:value-type="float" office:value="33.1130666666665" calcext:value-type="float">
            <text:p>33.1130666666665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66.007766666667" calcext:value-type="float">
            <text:p>66.007766666667</text:p>
          </table:table-cell>
          <table:table-cell table:formula="of:=[.B204]/2" office:value-type="float" office:value="33.0038833333335" calcext:value-type="float">
            <text:p>33.0038833333335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65.992233333333" calcext:value-type="float">
            <text:p>65.992233333333</text:p>
          </table:table-cell>
          <table:table-cell table:formula="of:=[.B205]/2" office:value-type="float" office:value="32.9961166666665" calcext:value-type="float">
            <text:p>32.996116666666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66.151" calcext:value-type="float">
            <text:p>66.151</text:p>
          </table:table-cell>
          <table:table-cell table:formula="of:=[.B206]/2" office:value-type="float" office:value="33.0755" calcext:value-type="float">
            <text:p>33.075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66.311966666667" calcext:value-type="float">
            <text:p>66.311966666667</text:p>
          </table:table-cell>
          <table:table-cell table:formula="of:=[.B207]/2" office:value-type="float" office:value="33.1559833333335" calcext:value-type="float">
            <text:p>33.1559833333335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66.141766666667" calcext:value-type="float">
            <text:p>66.141766666667</text:p>
          </table:table-cell>
          <table:table-cell table:formula="of:=[.B208]/2" office:value-type="float" office:value="33.0708833333335" calcext:value-type="float">
            <text:p>33.070883333333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66.121333333333" calcext:value-type="float">
            <text:p>66.121333333333</text:p>
          </table:table-cell>
          <table:table-cell table:formula="of:=[.B209]/2" office:value-type="float" office:value="33.0606666666665" calcext:value-type="float">
            <text:p>33.060666666666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66.174233333333" calcext:value-type="float">
            <text:p>66.174233333333</text:p>
          </table:table-cell>
          <table:table-cell table:formula="of:=[.B210]/2" office:value-type="float" office:value="33.0871166666665" calcext:value-type="float">
            <text:p>33.0871166666665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66.098" calcext:value-type="float">
            <text:p>66.098</text:p>
          </table:table-cell>
          <table:table-cell table:formula="of:=[.B211]/2" office:value-type="float" office:value="33.049" calcext:value-type="float">
            <text:p>33.04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66.4295" calcext:value-type="float">
            <text:p>66.4295</text:p>
          </table:table-cell>
          <table:table-cell table:formula="of:=[.B212]/2" office:value-type="float" office:value="33.21475" calcext:value-type="float">
            <text:p>33.21475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66.573933333333" calcext:value-type="float">
            <text:p>66.573933333333</text:p>
          </table:table-cell>
          <table:table-cell table:formula="of:=[.B213]/2" office:value-type="float" office:value="33.2869666666665" calcext:value-type="float">
            <text:p>33.286966666666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66.586166666667" calcext:value-type="float">
            <text:p>66.586166666667</text:p>
          </table:table-cell>
          <table:table-cell table:formula="of:=[.B214]/2" office:value-type="float" office:value="33.2930833333335" calcext:value-type="float">
            <text:p>33.2930833333335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66.5248" calcext:value-type="float">
            <text:p>66.5248</text:p>
          </table:table-cell>
          <table:table-cell table:formula="of:=[.B215]/2" office:value-type="float" office:value="33.2624" calcext:value-type="float">
            <text:p>33.2624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66.537166666667" calcext:value-type="float">
            <text:p>66.537166666667</text:p>
          </table:table-cell>
          <table:table-cell table:formula="of:=[.B216]/2" office:value-type="float" office:value="33.2685833333335" calcext:value-type="float">
            <text:p>33.268583333333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66.665666666667" calcext:value-type="float">
            <text:p>66.665666666667</text:p>
          </table:table-cell>
          <table:table-cell table:formula="of:=[.B217]/2" office:value-type="float" office:value="33.3328333333335" calcext:value-type="float">
            <text:p>33.3328333333335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66.627433333333" calcext:value-type="float">
            <text:p>66.627433333333</text:p>
          </table:table-cell>
          <table:table-cell table:formula="of:=[.B218]/2" office:value-type="float" office:value="33.3137166666665" calcext:value-type="float">
            <text:p>33.313716666666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66.542" calcext:value-type="float">
            <text:p>66.542</text:p>
          </table:table-cell>
          <table:table-cell table:formula="of:=[.B219]/2" office:value-type="float" office:value="33.271" calcext:value-type="float">
            <text:p>33.271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66.318033333333" calcext:value-type="float">
            <text:p>66.318033333333</text:p>
          </table:table-cell>
          <table:table-cell table:formula="of:=[.B220]/2" office:value-type="float" office:value="33.1590166666665" calcext:value-type="float">
            <text:p>33.1590166666665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66.3282" calcext:value-type="float">
            <text:p>66.3282</text:p>
          </table:table-cell>
          <table:table-cell table:formula="of:=[.B221]/2" office:value-type="float" office:value="33.1641" calcext:value-type="float">
            <text:p>33.164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65.996233333333" calcext:value-type="float">
            <text:p>65.996233333333</text:p>
          </table:table-cell>
          <table:table-cell table:formula="of:=[.B222]/2" office:value-type="float" office:value="32.9981166666665" calcext:value-type="float">
            <text:p>32.998116666666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65.960433333333" calcext:value-type="float">
            <text:p>65.960433333333</text:p>
          </table:table-cell>
          <table:table-cell table:formula="of:=[.B223]/2" office:value-type="float" office:value="32.9802166666665" calcext:value-type="float">
            <text:p>32.980216666666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65.981366666667" calcext:value-type="float">
            <text:p>65.981366666667</text:p>
          </table:table-cell>
          <table:table-cell table:formula="of:=[.B224]/2" office:value-type="float" office:value="32.9906833333335" calcext:value-type="float">
            <text:p>32.9906833333335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65.565766666667" calcext:value-type="float">
            <text:p>65.565766666667</text:p>
          </table:table-cell>
          <table:table-cell table:formula="of:=[.B225]/2" office:value-type="float" office:value="32.7828833333335" calcext:value-type="float">
            <text:p>32.7828833333335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65.6354" calcext:value-type="float">
            <text:p>65.6354</text:p>
          </table:table-cell>
          <table:table-cell table:formula="of:=[.B226]/2" office:value-type="float" office:value="32.8177" calcext:value-type="float">
            <text:p>32.8177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65.594466666667" calcext:value-type="float">
            <text:p>65.594466666667</text:p>
          </table:table-cell>
          <table:table-cell table:formula="of:=[.B227]/2" office:value-type="float" office:value="32.7972333333335" calcext:value-type="float">
            <text:p>32.7972333333335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65.639933333333" calcext:value-type="float">
            <text:p>65.639933333333</text:p>
          </table:table-cell>
          <table:table-cell table:formula="of:=[.B228]/2" office:value-type="float" office:value="32.8199666666665" calcext:value-type="float">
            <text:p>32.8199666666665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65.7276" calcext:value-type="float">
            <text:p>65.7276</text:p>
          </table:table-cell>
          <table:table-cell table:formula="of:=[.B229]/2" office:value-type="float" office:value="32.8638" calcext:value-type="float">
            <text:p>32.8638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66.291966666667" calcext:value-type="float">
            <text:p>66.291966666667</text:p>
          </table:table-cell>
          <table:table-cell table:formula="of:=[.B230]/2" office:value-type="float" office:value="33.1459833333335" calcext:value-type="float">
            <text:p>33.1459833333335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66.347966666667" calcext:value-type="float">
            <text:p>66.347966666667</text:p>
          </table:table-cell>
          <table:table-cell table:formula="of:=[.B231]/2" office:value-type="float" office:value="33.1739833333335" calcext:value-type="float">
            <text:p>33.173983333333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6.274766666667" calcext:value-type="float">
            <text:p>66.274766666667</text:p>
          </table:table-cell>
          <table:table-cell table:formula="of:=[.B232]/2" office:value-type="float" office:value="33.1373833333335" calcext:value-type="float">
            <text:p>33.1373833333335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66.2345" calcext:value-type="float">
            <text:p>66.2345</text:p>
          </table:table-cell>
          <table:table-cell table:formula="of:=[.B233]/2" office:value-type="float" office:value="33.11725" calcext:value-type="float">
            <text:p>33.11725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66.532033333333" calcext:value-type="float">
            <text:p>66.532033333333</text:p>
          </table:table-cell>
          <table:table-cell table:formula="of:=[.B234]/2" office:value-type="float" office:value="33.2660166666665" calcext:value-type="float">
            <text:p>33.2660166666665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66.650133333333" calcext:value-type="float">
            <text:p>66.650133333333</text:p>
          </table:table-cell>
          <table:table-cell table:formula="of:=[.B235]/2" office:value-type="float" office:value="33.3250666666665" calcext:value-type="float">
            <text:p>33.3250666666665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66.7199" calcext:value-type="float">
            <text:p>66.7199</text:p>
          </table:table-cell>
          <table:table-cell table:formula="of:=[.B236]/2" office:value-type="float" office:value="33.35995" calcext:value-type="float">
            <text:p>33.35995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66.693833333333" calcext:value-type="float">
            <text:p>66.693833333333</text:p>
          </table:table-cell>
          <table:table-cell table:formula="of:=[.B237]/2" office:value-type="float" office:value="33.3469166666665" calcext:value-type="float">
            <text:p>33.3469166666665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66.481866666667" calcext:value-type="float">
            <text:p>66.481866666667</text:p>
          </table:table-cell>
          <table:table-cell table:formula="of:=[.B238]/2" office:value-type="float" office:value="33.2409333333335" calcext:value-type="float">
            <text:p>33.2409333333335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66.491033333333" calcext:value-type="float">
            <text:p>66.491033333333</text:p>
          </table:table-cell>
          <table:table-cell table:formula="of:=[.B239]/2" office:value-type="float" office:value="33.2455166666665" calcext:value-type="float">
            <text:p>33.2455166666665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66.3841" calcext:value-type="float">
            <text:p>66.3841</text:p>
          </table:table-cell>
          <table:table-cell table:formula="of:=[.B240]/2" office:value-type="float" office:value="33.19205" calcext:value-type="float">
            <text:p>33.19205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66.5038" calcext:value-type="float">
            <text:p>66.5038</text:p>
          </table:table-cell>
          <table:table-cell table:formula="of:=[.B241]/2" office:value-type="float" office:value="33.2519" calcext:value-type="float">
            <text:p>33.2519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66.642433333333" calcext:value-type="float">
            <text:p>66.642433333333</text:p>
          </table:table-cell>
          <table:table-cell table:formula="of:=[.B242]/2" office:value-type="float" office:value="33.3212166666665" calcext:value-type="float">
            <text:p>33.3212166666665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66.548766666667" calcext:value-type="float">
            <text:p>66.548766666667</text:p>
          </table:table-cell>
          <table:table-cell table:formula="of:=[.B243]/2" office:value-type="float" office:value="33.2743833333335" calcext:value-type="float">
            <text:p>33.2743833333335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66.3437" calcext:value-type="float">
            <text:p>66.3437</text:p>
          </table:table-cell>
          <table:table-cell table:formula="of:=[.B244]/2" office:value-type="float" office:value="33.17185" calcext:value-type="float">
            <text:p>33.17185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66.1051" calcext:value-type="float">
            <text:p>66.1051</text:p>
          </table:table-cell>
          <table:table-cell table:formula="of:=[.B245]/2" office:value-type="float" office:value="33.05255" calcext:value-type="float">
            <text:p>33.05255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66.060933333333" calcext:value-type="float">
            <text:p>66.060933333333</text:p>
          </table:table-cell>
          <table:table-cell table:formula="of:=[.B246]/2" office:value-type="float" office:value="33.0304666666665" calcext:value-type="float">
            <text:p>33.0304666666665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65.915933333333" calcext:value-type="float">
            <text:p>65.915933333333</text:p>
          </table:table-cell>
          <table:table-cell table:formula="of:=[.B247]/2" office:value-type="float" office:value="32.9579666666665" calcext:value-type="float">
            <text:p>32.9579666666665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66.181" calcext:value-type="float">
            <text:p>66.181</text:p>
          </table:table-cell>
          <table:table-cell table:formula="of:=[.B248]/2" office:value-type="float" office:value="33.0905" calcext:value-type="float">
            <text:p>33.0905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65.9946" calcext:value-type="float">
            <text:p>65.9946</text:p>
          </table:table-cell>
          <table:table-cell table:formula="of:=[.B249]/2" office:value-type="float" office:value="32.9973" calcext:value-type="float">
            <text:p>32.9973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65.767266666667" calcext:value-type="float">
            <text:p>65.767266666667</text:p>
          </table:table-cell>
          <table:table-cell table:formula="of:=[.B250]/2" office:value-type="float" office:value="32.8836333333335" calcext:value-type="float">
            <text:p>32.8836333333335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65.8229" calcext:value-type="float">
            <text:p>65.8229</text:p>
          </table:table-cell>
          <table:table-cell table:formula="of:=[.B251]/2" office:value-type="float" office:value="32.91145" calcext:value-type="float">
            <text:p>32.9114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65.8417" calcext:value-type="float">
            <text:p>65.8417</text:p>
          </table:table-cell>
          <table:table-cell table:formula="of:=[.B252]/2" office:value-type="float" office:value="32.92085" calcext:value-type="float">
            <text:p>32.92085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65.823433333333" calcext:value-type="float">
            <text:p>65.823433333333</text:p>
          </table:table-cell>
          <table:table-cell table:formula="of:=[.B253]/2" office:value-type="float" office:value="32.9117166666665" calcext:value-type="float">
            <text:p>32.9117166666665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65.728066666667" calcext:value-type="float">
            <text:p>65.728066666667</text:p>
          </table:table-cell>
          <table:table-cell table:formula="of:=[.B254]/2" office:value-type="float" office:value="32.8640333333335" calcext:value-type="float">
            <text:p>32.8640333333335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66.061" calcext:value-type="float">
            <text:p>66.061</text:p>
          </table:table-cell>
          <table:table-cell table:formula="of:=[.B255]/2" office:value-type="float" office:value="33.0305" calcext:value-type="float">
            <text:p>33.0305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65.8707" calcext:value-type="float">
            <text:p>65.8707</text:p>
          </table:table-cell>
          <table:table-cell table:formula="of:=[.B256]/2" office:value-type="float" office:value="32.93535" calcext:value-type="float">
            <text:p>32.93535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65.951433333333" calcext:value-type="float">
            <text:p>65.951433333333</text:p>
          </table:table-cell>
          <table:table-cell table:formula="of:=[.B257]/2" office:value-type="float" office:value="32.9757166666665" calcext:value-type="float">
            <text:p>32.9757166666665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66.049566666667" calcext:value-type="float">
            <text:p>66.049566666667</text:p>
          </table:table-cell>
          <table:table-cell table:formula="of:=[.B258]/2" office:value-type="float" office:value="33.0247833333335" calcext:value-type="float">
            <text:p>33.0247833333335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66.083633333333" calcext:value-type="float">
            <text:p>66.083633333333</text:p>
          </table:table-cell>
          <table:table-cell table:formula="of:=[.B259]/2" office:value-type="float" office:value="33.0418166666665" calcext:value-type="float">
            <text:p>33.0418166666665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66.0439" calcext:value-type="float">
            <text:p>66.0439</text:p>
          </table:table-cell>
          <table:table-cell table:formula="of:=[.B260]/2" office:value-type="float" office:value="33.02195" calcext:value-type="float">
            <text:p>33.02195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65.9933" calcext:value-type="float">
            <text:p>65.9933</text:p>
          </table:table-cell>
          <table:table-cell table:formula="of:=[.B261]/2" office:value-type="float" office:value="32.99665" calcext:value-type="float">
            <text:p>32.99665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66.000766666667" calcext:value-type="float">
            <text:p>66.000766666667</text:p>
          </table:table-cell>
          <table:table-cell table:formula="of:=[.B262]/2" office:value-type="float" office:value="33.0003833333335" calcext:value-type="float">
            <text:p>33.0003833333335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66.051166666667" calcext:value-type="float">
            <text:p>66.051166666667</text:p>
          </table:table-cell>
          <table:table-cell table:formula="of:=[.B263]/2" office:value-type="float" office:value="33.0255833333335" calcext:value-type="float">
            <text:p>33.0255833333335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66.072666666667" calcext:value-type="float">
            <text:p>66.072666666667</text:p>
          </table:table-cell>
          <table:table-cell table:formula="of:=[.B264]/2" office:value-type="float" office:value="33.0363333333335" calcext:value-type="float">
            <text:p>33.0363333333335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66.160033333333" calcext:value-type="float">
            <text:p>66.160033333333</text:p>
          </table:table-cell>
          <table:table-cell table:formula="of:=[.B265]/2" office:value-type="float" office:value="33.0800166666665" calcext:value-type="float">
            <text:p>33.0800166666665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65.940333333333" calcext:value-type="float">
            <text:p>65.940333333333</text:p>
          </table:table-cell>
          <table:table-cell table:formula="of:=[.B266]/2" office:value-type="float" office:value="32.9701666666665" calcext:value-type="float">
            <text:p>32.970166666666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66.121966666667" calcext:value-type="float">
            <text:p>66.121966666667</text:p>
          </table:table-cell>
          <table:table-cell table:formula="of:=[.B267]/2" office:value-type="float" office:value="33.0609833333335" calcext:value-type="float">
            <text:p>33.0609833333335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66.336066666667" calcext:value-type="float">
            <text:p>66.336066666667</text:p>
          </table:table-cell>
          <table:table-cell table:formula="of:=[.B268]/2" office:value-type="float" office:value="33.1680333333335" calcext:value-type="float">
            <text:p>33.1680333333335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66.199266666667" calcext:value-type="float">
            <text:p>66.199266666667</text:p>
          </table:table-cell>
          <table:table-cell table:formula="of:=[.B269]/2" office:value-type="float" office:value="33.0996333333335" calcext:value-type="float">
            <text:p>33.0996333333335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65.829133333333" calcext:value-type="float">
            <text:p>65.829133333333</text:p>
          </table:table-cell>
          <table:table-cell table:formula="of:=[.B270]/2" office:value-type="float" office:value="32.9145666666665" calcext:value-type="float">
            <text:p>32.9145666666665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65.940633333333" calcext:value-type="float">
            <text:p>65.940633333333</text:p>
          </table:table-cell>
          <table:table-cell table:formula="of:=[.B271]/2" office:value-type="float" office:value="32.9703166666665" calcext:value-type="float">
            <text:p>32.9703166666665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65.766766666667" calcext:value-type="float">
            <text:p>65.766766666667</text:p>
          </table:table-cell>
          <table:table-cell table:formula="of:=[.B272]/2" office:value-type="float" office:value="32.8833833333335" calcext:value-type="float">
            <text:p>32.8833833333335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65.707633333333" calcext:value-type="float">
            <text:p>65.707633333333</text:p>
          </table:table-cell>
          <table:table-cell table:formula="of:=[.B273]/2" office:value-type="float" office:value="32.8538166666665" calcext:value-type="float">
            <text:p>32.8538166666665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66.1652" calcext:value-type="float">
            <text:p>66.1652</text:p>
          </table:table-cell>
          <table:table-cell table:formula="of:=[.B274]/2" office:value-type="float" office:value="33.0826" calcext:value-type="float">
            <text:p>33.0826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66.134033333333" calcext:value-type="float">
            <text:p>66.134033333333</text:p>
          </table:table-cell>
          <table:table-cell table:formula="of:=[.B275]/2" office:value-type="float" office:value="33.0670166666665" calcext:value-type="float">
            <text:p>33.0670166666665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66.3941" calcext:value-type="float">
            <text:p>66.3941</text:p>
          </table:table-cell>
          <table:table-cell table:formula="of:=[.B276]/2" office:value-type="float" office:value="33.19705" calcext:value-type="float">
            <text:p>33.19705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66.3117" calcext:value-type="float">
            <text:p>66.3117</text:p>
          </table:table-cell>
          <table:table-cell table:formula="of:=[.B277]/2" office:value-type="float" office:value="33.15585" calcext:value-type="float">
            <text:p>33.15585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66.5234" calcext:value-type="float">
            <text:p>66.5234</text:p>
          </table:table-cell>
          <table:table-cell table:formula="of:=[.B278]/2" office:value-type="float" office:value="33.2617" calcext:value-type="float">
            <text:p>33.2617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66.669133333333" calcext:value-type="float">
            <text:p>66.669133333333</text:p>
          </table:table-cell>
          <table:table-cell table:formula="of:=[.B279]/2" office:value-type="float" office:value="33.3345666666665" calcext:value-type="float">
            <text:p>33.3345666666665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66.590566666667" calcext:value-type="float">
            <text:p>66.590566666667</text:p>
          </table:table-cell>
          <table:table-cell table:formula="of:=[.B280]/2" office:value-type="float" office:value="33.2952833333335" calcext:value-type="float">
            <text:p>33.2952833333335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66.5178" calcext:value-type="float">
            <text:p>66.5178</text:p>
          </table:table-cell>
          <table:table-cell table:formula="of:=[.B281]/2" office:value-type="float" office:value="33.2589" calcext:value-type="float">
            <text:p>33.2589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66.491566666667" calcext:value-type="float">
            <text:p>66.491566666667</text:p>
          </table:table-cell>
          <table:table-cell table:formula="of:=[.B282]/2" office:value-type="float" office:value="33.2457833333335" calcext:value-type="float">
            <text:p>33.2457833333335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66.3935" calcext:value-type="float">
            <text:p>66.3935</text:p>
          </table:table-cell>
          <table:table-cell table:formula="of:=[.B283]/2" office:value-type="float" office:value="33.19675" calcext:value-type="float">
            <text:p>33.19675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66.280433333333" calcext:value-type="float">
            <text:p>66.280433333333</text:p>
          </table:table-cell>
          <table:table-cell table:formula="of:=[.B284]/2" office:value-type="float" office:value="33.1402166666665" calcext:value-type="float">
            <text:p>33.1402166666665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66.336766666667" calcext:value-type="float">
            <text:p>66.336766666667</text:p>
          </table:table-cell>
          <table:table-cell table:formula="of:=[.B285]/2" office:value-type="float" office:value="33.1683833333335" calcext:value-type="float">
            <text:p>33.1683833333335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66.053033333333" calcext:value-type="float">
            <text:p>66.053033333333</text:p>
          </table:table-cell>
          <table:table-cell table:formula="of:=[.B286]/2" office:value-type="float" office:value="33.0265166666665" calcext:value-type="float">
            <text:p>33.0265166666665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65.9098" calcext:value-type="float">
            <text:p>65.9098</text:p>
          </table:table-cell>
          <table:table-cell table:formula="of:=[.B287]/2" office:value-type="float" office:value="32.9549" calcext:value-type="float">
            <text:p>32.9549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65.947266666667" calcext:value-type="float">
            <text:p>65.947266666667</text:p>
          </table:table-cell>
          <table:table-cell table:formula="of:=[.B288]/2" office:value-type="float" office:value="32.9736333333335" calcext:value-type="float">
            <text:p>32.9736333333335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65.922233333333" calcext:value-type="float">
            <text:p>65.922233333333</text:p>
          </table:table-cell>
          <table:table-cell table:formula="of:=[.B289]/2" office:value-type="float" office:value="32.9611166666665" calcext:value-type="float">
            <text:p>32.9611166666665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66.097533333333" calcext:value-type="float">
            <text:p>66.097533333333</text:p>
          </table:table-cell>
          <table:table-cell table:formula="of:=[.B290]/2" office:value-type="float" office:value="33.0487666666665" calcext:value-type="float">
            <text:p>33.0487666666665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66.095033333333" calcext:value-type="float">
            <text:p>66.095033333333</text:p>
          </table:table-cell>
          <table:table-cell table:formula="of:=[.B291]/2" office:value-type="float" office:value="33.0475166666665" calcext:value-type="float">
            <text:p>33.047516666666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66.020933333333" calcext:value-type="float">
            <text:p>66.020933333333</text:p>
          </table:table-cell>
          <table:table-cell table:formula="of:=[.B292]/2" office:value-type="float" office:value="33.0104666666665" calcext:value-type="float">
            <text:p>33.0104666666665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65.966766666667" calcext:value-type="float">
            <text:p>65.966766666667</text:p>
          </table:table-cell>
          <table:table-cell table:formula="of:=[.B293]/2" office:value-type="float" office:value="32.9833833333335" calcext:value-type="float">
            <text:p>32.9833833333335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65.951266666667" calcext:value-type="float">
            <text:p>65.951266666667</text:p>
          </table:table-cell>
          <table:table-cell table:formula="of:=[.B294]/2" office:value-type="float" office:value="32.9756333333335" calcext:value-type="float">
            <text:p>32.9756333333335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65.9644" calcext:value-type="float">
            <text:p>65.9644</text:p>
          </table:table-cell>
          <table:table-cell table:formula="of:=[.B295]/2" office:value-type="float" office:value="32.9822" calcext:value-type="float">
            <text:p>32.9822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66.1022" calcext:value-type="float">
            <text:p>66.1022</text:p>
          </table:table-cell>
          <table:table-cell table:formula="of:=[.B296]/2" office:value-type="float" office:value="33.0511" calcext:value-type="float">
            <text:p>33.0511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66.296666666667" calcext:value-type="float">
            <text:p>66.296666666667</text:p>
          </table:table-cell>
          <table:table-cell table:formula="of:=[.B297]/2" office:value-type="float" office:value="33.1483333333335" calcext:value-type="float">
            <text:p>33.1483333333335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66.357233333333" calcext:value-type="float">
            <text:p>66.357233333333</text:p>
          </table:table-cell>
          <table:table-cell table:formula="of:=[.B298]/2" office:value-type="float" office:value="33.1786166666665" calcext:value-type="float">
            <text:p>33.1786166666665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66.1312" calcext:value-type="float">
            <text:p>66.1312</text:p>
          </table:table-cell>
          <table:table-cell table:formula="of:=[.B299]/2" office:value-type="float" office:value="33.0656" calcext:value-type="float">
            <text:p>33.0656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65.896666666667" calcext:value-type="float">
            <text:p>65.896666666667</text:p>
          </table:table-cell>
          <table:table-cell table:formula="of:=[.B300]/2" office:value-type="float" office:value="32.9483333333335" calcext:value-type="float">
            <text:p>32.9483333333335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65.922866666667" calcext:value-type="float">
            <text:p>65.922866666667</text:p>
          </table:table-cell>
          <table:table-cell table:formula="of:=[.B301]/2" office:value-type="float" office:value="32.9614333333335" calcext:value-type="float">
            <text:p>32.9614333333335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65.643233333333" calcext:value-type="float">
            <text:p>65.643233333333</text:p>
          </table:table-cell>
          <table:table-cell table:formula="of:=[.B302]/2" office:value-type="float" office:value="32.8216166666665" calcext:value-type="float">
            <text:p>32.8216166666665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65.765766666667" calcext:value-type="float">
            <text:p>65.765766666667</text:p>
          </table:table-cell>
          <table:table-cell table:formula="of:=[.B303]/2" office:value-type="float" office:value="32.8828833333335" calcext:value-type="float">
            <text:p>32.8828833333335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65.8953" calcext:value-type="float">
            <text:p>65.8953</text:p>
          </table:table-cell>
          <table:table-cell table:formula="of:=[.B304]/2" office:value-type="float" office:value="32.94765" calcext:value-type="float">
            <text:p>32.94765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65.964433333333" calcext:value-type="float">
            <text:p>65.964433333333</text:p>
          </table:table-cell>
          <table:table-cell table:formula="of:=[.B305]/2" office:value-type="float" office:value="32.9822166666665" calcext:value-type="float">
            <text:p>32.9822166666665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65.881766666667" calcext:value-type="float">
            <text:p>65.881766666667</text:p>
          </table:table-cell>
          <table:table-cell table:formula="of:=[.B306]/2" office:value-type="float" office:value="32.9408833333335" calcext:value-type="float">
            <text:p>32.9408833333335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65.860666666667" calcext:value-type="float">
            <text:p>65.860666666667</text:p>
          </table:table-cell>
          <table:table-cell table:formula="of:=[.B307]/2" office:value-type="float" office:value="32.9303333333335" calcext:value-type="float">
            <text:p>32.9303333333335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66.033466666667" calcext:value-type="float">
            <text:p>66.033466666667</text:p>
          </table:table-cell>
          <table:table-cell table:formula="of:=[.B308]/2" office:value-type="float" office:value="33.0167333333335" calcext:value-type="float">
            <text:p>33.0167333333335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65.439933333333" calcext:value-type="float">
            <text:p>65.439933333333</text:p>
          </table:table-cell>
          <table:table-cell table:formula="of:=[.B309]/2" office:value-type="float" office:value="32.7199666666665" calcext:value-type="float">
            <text:p>32.7199666666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11:40:19.298244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5T10:14:41.432563552</meta:creation-date>
    <dc:date>2024-07-05T11:41:26.016467109</dc:date>
    <meta:editing-duration>PT11M49S</meta:editing-duration>
    <meta:editing-cycles>3</meta:editing-cycles>
    <meta:generator>LibreOffice/6.4.7.2$Linux_X86_64 LibreOffice_project/40$Build-2</meta:generator>
    <meta:document-statistic meta:table-count="1" meta:cell-count="927" meta:object-count="0"/>
  </office:meta>
</office:document-meta>
</file>